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oogle Sans" svg:font-family="'Google Sans'" style:font-family-generic="roman"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Google Sans1" svg:font-family="'Google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Table1" style:family="table">
      <style:table-properties style:width="16.536cm" fo:margin-left="0.012cm" fo:margin-top="0cm" fo:margin-bottom="0cm" table:align="left" style:writing-mode="page"/>
    </style:style>
    <style:style style:name="Table1.A" style:family="table-column">
      <style:table-column-properties style:column-width="4.842cm"/>
    </style:style>
    <style:style style:name="Table1.B" style:family="table-column">
      <style:table-column-properties style:column-width="2.858cm"/>
    </style:style>
    <style:style style:name="Table1.C" style:family="table-column">
      <style:table-column-properties style:column-width="3.36cm"/>
    </style:style>
    <style:style style:name="Table1.D" style:family="table-column">
      <style:table-column-properties style:column-width="2.196cm"/>
    </style:style>
    <style:style style:name="Table1.E" style:family="table-column">
      <style:table-column-properties style:column-width="3.281cm"/>
    </style:style>
    <style:style style:name="Table1.1" style:family="table-row">
      <style:table-row-properties fo:keep-together="auto"/>
    </style:style>
    <style:style style:name="Table1.A1" style:family="table-cell">
      <style:table-cell-properties fo:background-color="#f8fafd" fo:padding-left="0.318cm" fo:padding-right="0.318cm" fo:padding-top="0.212cm" fo:padding-bottom="0.212cm" fo:border="0.75pt solid #000000">
        <style:background-image/>
      </style:table-cell-properties>
    </style:style>
    <style:style style:name="P1" style:family="paragraph" style:parent-style-name="Title" style:master-page-name="Standard">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fo:color="#1b1c1d" loext:opacity="100%" style:font-name="Google Sans" fo:font-size="16pt" style:font-name-asian="Google Sans1" style:font-size-asian="16pt" style:font-name-complex="Google Sans1" style:font-size-complex="16pt"/>
    </style:style>
    <style:style style:name="P2" style:family="paragraph" style:parent-style-name="Heading_20_1">
      <style:paragraph-properties fo:text-align="center" style:justify-single-word="false"/>
    </style:style>
    <style:style style:name="P3" style:family="paragraph" style:parent-style-name="normal">
      <style:paragraph-properties fo:margin-top="0cm" fo:margin-bottom="0.212cm" style:contextual-spacing="false" fo:line-height="115%" fo:text-align="center" style:justify-single-word="false"/>
      <style:text-properties fo:font-size="20pt" style:font-size-asian="20pt" style:font-size-complex="20pt"/>
    </style:style>
    <style:style style:name="P4" style:family="paragraph" style:parent-style-name="normal">
      <style:paragraph-properties fo:margin-top="0cm" fo:margin-bottom="0.212cm" style:contextual-spacing="false" fo:line-height="115%" fo:text-align="center" style:justify-single-word="false"/>
    </style:style>
    <style:style style:name="P5" style:family="paragraph" style:parent-style-name="Title" style:master-page-name="Converted2">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36pt" fo:font-style="normal" style:text-underline-style="none" fo:font-weight="bold" fo:background-color="transparent" style:font-name-asian="Arial2" style:font-size-asian="36pt" style:font-style-asian="normal" style:font-weight-asian="bold" style:font-name-complex="Arial2" style:font-size-complex="36pt"/>
    </style:style>
    <style:style style:name="P6" style:family="paragraph" style:parent-style-name="Heading_20_1" style:list-style-name="WWNum6" style:master-page-name="Converted3">
      <style:paragraph-properties fo:margin-top="0.423cm" fo:margin-bottom="0cm" style:contextual-spacing="false" fo:line-height="150%" style:page-number="1"/>
    </style:style>
    <style:style style:name="P7" style:family="paragraph" style:parent-style-name="Heading_20_2" style:list-style-name="WWNum2">
      <style:paragraph-properties fo:margin-left="1.27cm" fo:margin-top="0cm" fo:margin-bottom="0cm" style:contextual-spacing="false" fo:line-height="150%" fo:text-indent="-0.635cm" style:auto-text-indent="false"/>
    </style:style>
    <style:style style:name="P8" style:family="paragraph" style:parent-style-name="normal" style:list-style-name="WWNum8">
      <style:paragraph-properties fo:margin-left="1.27cm" fo:margin-top="0cm" fo:margin-bottom="0cm" style:contextual-spacing="false" fo:line-height="115%" fo:text-indent="-0.635cm" style:auto-text-indent="false"/>
    </style:style>
    <style:style style:name="P9" style:family="paragraph" style:parent-style-name="normal" style:list-style-name="WWNum8">
      <style:paragraph-properties fo:margin-left="2.54cm" fo:margin-top="0cm" fo:margin-bottom="0cm" style:contextual-spacing="false" fo:line-height="100%" fo:text-indent="-0.635cm" style:auto-text-indent="false"/>
    </style:style>
    <style:style style:name="P10" style:family="paragraph" style:parent-style-name="normal" style:list-style-name="WWNum8">
      <style:paragraph-properties fo:margin-left="2.54cm" fo:margin-top="0cm" fo:margin-bottom="0cm" style:contextual-spacing="false" fo:line-height="115%" fo:text-indent="-0.635cm" style:auto-text-indent="false"/>
    </style:style>
    <style:style style:name="P11" style:family="paragraph" style:parent-style-name="Heading_20_2" style:list-style-name="WWNum7">
      <style:paragraph-properties fo:margin-left="1.27cm" fo:margin-top="0.353cm" fo:margin-bottom="0cm" style:contextual-spacing="false" fo:line-height="150%" fo:text-indent="-0.635cm" style:auto-text-indent="false"/>
    </style:style>
    <style:style style:name="P12" style:family="paragraph" style:parent-style-name="normal" style:list-style-name="WWNum5">
      <style:paragraph-properties fo:margin-left="1.27cm" fo:margin-top="0cm" fo:margin-bottom="0cm" style:contextual-spacing="false" fo:line-height="115%" fo:text-indent="-0.635cm" style:auto-text-indent="false"/>
    </style:style>
    <style:style style:name="P13" style:family="paragraph" style:parent-style-name="normal" style:list-style-name="WWNum5">
      <style:paragraph-properties fo:margin-left="2.54cm" fo:margin-top="0cm" fo:margin-bottom="0cm" style:contextual-spacing="false" fo:line-height="115%" fo:text-indent="-0.635cm" style:auto-text-indent="false"/>
    </style:style>
    <style:style style:name="P14" style:family="paragraph" style:parent-style-name="Heading_20_2" style:list-style-name="WWNum5">
      <style:paragraph-properties fo:margin-left="1.27cm" fo:margin-top="0cm" fo:margin-bottom="0cm" style:contextual-spacing="false" fo:line-height="115%" fo:text-indent="-0.635cm" style:auto-text-indent="false"/>
    </style:style>
    <style:style style:name="P15" style:family="paragraph" style:parent-style-name="Heading_20_2" style:list-style-name="WWNum5">
      <style:paragraph-properties fo:margin-left="1.27cm" fo:margin-top="0cm" fo:margin-bottom="0cm" style:contextual-spacing="false" fo:line-height="150%" fo:text-indent="-0.635cm" style:auto-text-indent="false"/>
    </style:style>
    <style:style style:name="P16" style:family="paragraph" style:parent-style-name="normal" style:list-style-name="WWNum16">
      <style:paragraph-properties fo:margin-left="1.27cm" fo:margin-top="0cm" fo:margin-bottom="0cm" style:contextual-spacing="false" fo:line-height="115%" fo:text-indent="-0.635cm" style:auto-text-indent="false"/>
    </style:style>
    <style:style style:name="P17" style:family="paragraph" style:parent-style-name="normal" style:list-style-name="WWNum16">
      <style:paragraph-properties fo:margin-left="2.54cm" fo:margin-top="0cm" fo:margin-bottom="0cm" style:contextual-spacing="false" fo:line-height="115%" fo:text-indent="-0.635cm" style:auto-text-indent="false"/>
    </style:style>
    <style:style style:name="P18" style:family="paragraph" style:parent-style-name="normal" style:list-style-name="WWNum16">
      <style:paragraph-properties fo:margin-left="2.54cm" fo:margin-top="0cm" fo:margin-bottom="0.423cm" style:contextual-spacing="false" fo:line-height="115%" fo:text-indent="-0.635cm" style:auto-text-indent="false"/>
    </style:style>
    <style:style style:name="P19" style:family="paragraph" style:parent-style-name="Title" style:master-page-name="Converted4">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36pt" fo:font-style="normal" style:text-underline-style="none" fo:font-weight="bold" fo:background-color="transparent" style:font-name-asian="Arial2" style:font-size-asian="36pt" style:font-style-asian="normal" style:font-weight-asian="bold" style:font-name-complex="Arial2" style:font-size-complex="36pt"/>
    </style:style>
    <style:style style:name="P20" style:family="paragraph" style:parent-style-name="Heading_20_2" style:master-page-name="Converted5">
      <style:paragraph-properties fo:margin-top="0.397cm" fo:margin-bottom="0.423cm" style:contextual-spacing="false" fo:line-height="115%" fo:text-align="justify" style:justify-single-word="false" style:page-number="1"/>
    </style:style>
    <style:style style:name="P21" style:family="paragraph" style:parent-style-name="normal">
      <style:paragraph-properties fo:margin-top="0cm" fo:margin-bottom="0.212cm" style:contextual-spacing="false" fo:line-height="115%" fo:text-align="justify" style:justify-single-word="false"/>
    </style:style>
    <style:style style:name="P22" style:family="paragraph" style:parent-style-name="Heading_20_3" style:list-style-name="WWNum22">
      <style:paragraph-properties fo:margin-left="0.82cm" fo:margin-top="0.423cm" fo:margin-bottom="0.212cm" style:contextual-spacing="false" fo:line-height="115%" fo:text-align="justify" style:justify-single-word="false" fo:text-indent="-0.635cm" style:auto-text-indent="false"/>
    </style:style>
    <style:style style:name="P23" style:family="paragraph" style:parent-style-name="normal">
      <style:paragraph-properties fo:margin-left="0.82cm" fo:margin-top="0cm" fo:margin-bottom="0.212cm" style:contextual-spacing="false" fo:line-height="115%" fo:text-align="justify" style:justify-single-word="false" fo:text-indent="0cm" style:auto-text-indent="false"/>
    </style:style>
    <style:style style:name="P24" style:family="paragraph" style:parent-style-name="Heading_20_3" style:list-style-name="WWNum22">
      <style:paragraph-properties fo:margin-left="0.82cm" fo:margin-top="0.212cm" fo:margin-bottom="0.212cm" style:contextual-spacing="false" fo:line-height="115%" fo:text-align="justify" style:justify-single-word="false" fo:text-indent="-0.635cm" style:auto-text-indent="false"/>
    </style:style>
    <style:style style:name="P25" style:family="paragraph" style:parent-style-name="normal">
      <style:paragraph-properties fo:margin-left="0.82cm" fo:margin-top="0.212cm" fo:margin-bottom="0.212cm" style:contextual-spacing="false" fo:line-height="115%" fo:text-align="justify" style:justify-single-word="false" fo:text-indent="0cm" style:auto-text-indent="false"/>
    </style:style>
    <style:style style:name="P26" style:family="paragraph" style:parent-style-name="normal">
      <style:paragraph-properties fo:margin-left="0.82cm" fo:margin-top="0.212cm" fo:margin-bottom="0.212cm" style:contextual-spacing="false" fo:line-height="115%" fo:text-align="justify" style:justify-single-word="false" fo:text-indent="0cm" style:auto-text-indent="false"/>
      <style:text-properties fo:color="#1b1c1d" loext:opacity="100%" style:font-name="Google Sans Text" fo:font-size="12pt" style:font-name-asian="Google Sans Text1" style:font-size-asian="12pt" style:font-name-complex="Google Sans Text1" style:font-size-complex="12pt"/>
    </style:style>
    <style:style style:name="P27" style:family="paragraph" style:parent-style-name="Heading_20_3">
      <style:paragraph-properties fo:line-height="115%" fo:text-align="justify" style:justify-single-word="false"/>
    </style:style>
    <style:style style:name="P28" style:family="paragraph" style:parent-style-name="normal">
      <style:paragraph-properties fo:line-height="115%" fo:text-align="justify" style:justify-single-word="false"/>
      <style:text-properties fo:color="#1b1c1d" loext:opacity="100%" style:font-name="Google Sans Text" fo:font-size="12pt" fo:font-weight="bold" style:font-name-asian="Google Sans Text1" style:font-size-asian="12pt" style:font-weight-asian="bold" style:font-name-complex="Google Sans Text1" style:font-size-complex="12pt"/>
    </style:style>
    <style:style style:name="P29" style:family="paragraph" style:parent-style-name="normal">
      <style:paragraph-properties fo:margin-top="0.212cm" fo:margin-bottom="0.212cm" style:contextual-spacing="false" fo:line-height="115%" fo:text-align="justify" style:justify-single-word="false"/>
    </style:style>
    <style:style style:name="P30" style:family="paragraph" style:parent-style-name="Title" style:master-page-name="Converted6">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pag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36pt" fo:font-style="normal" style:text-underline-style="none" fo:font-weight="bold" fo:background-color="transparent" style:font-name-asian="Arial2" style:font-size-asian="36pt" style:font-style-asian="normal" style:font-weight-asian="bold" style:font-name-complex="Arial2" style:font-size-complex="36pt"/>
    </style:style>
    <style:style style:name="P31" style:family="paragraph" style:parent-style-name="Heading_20_2" style:master-page-name="Converted7">
      <style:paragraph-properties fo:margin-top="0.397cm" fo:margin-bottom="0.423cm" style:contextual-spacing="false" fo:line-height="115%" fo:text-align="justify" style:justify-single-word="false" style:page-number="1"/>
    </style:style>
    <style:style style:name="P32" style:family="paragraph" style:parent-style-name="normal">
      <style:paragraph-properties fo:margin-top="0cm" fo:margin-bottom="0.423cm" style:contextual-spacing="false" fo:line-height="115%" fo:text-align="justify" style:justify-single-word="false"/>
    </style:style>
    <style:style style:name="P33" style:family="paragraph" style:parent-style-name="normal">
      <style:paragraph-properties fo:margin-top="0cm" fo:margin-bottom="0.423cm" style:contextual-spacing="false" fo:line-height="115%" fo:text-align="justify" style:justify-single-word="false"/>
      <style:text-properties fo:color="#1b1c1d" loext:opacity="100%" style:font-name="Google Sans Text" fo:font-size="12pt" style:font-name-asian="Google Sans Text1" style:font-size-asian="12pt" style:font-name-complex="Google Sans Text1" style:font-size-complex="12pt"/>
    </style:style>
    <style:style style:name="P34" style:family="paragraph" style:parent-style-name="Title" style:master-page-name="Converted8">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36pt" fo:font-style="normal" style:text-underline-style="none" fo:font-weight="bold" fo:background-color="transparent" style:font-name-asian="Arial2" style:font-size-asian="36pt" style:font-style-asian="normal" style:font-weight-asian="bold" style:font-name-complex="Arial2" style:font-size-complex="36pt"/>
    </style:style>
    <style:style style:name="P35" style:family="paragraph" style:parent-style-name="Heading_20_1" style:master-page-name="Converted9">
      <style:paragraph-properties fo:line-height="115%" fo:text-align="justify" style:justify-single-word="false" style:page-number="1"/>
    </style:style>
    <style:style style:name="P36" style:family="paragraph" style:parent-style-name="Heading_20_3" style:list-style-name="WWNum9">
      <style:paragraph-properties fo:margin-left="0.82cm" fo:margin-top="0.423cm" fo:margin-bottom="0.212cm" style:contextual-spacing="false" fo:line-height="115%" fo:text-align="justify" style:justify-single-word="false" fo:text-indent="-0.635cm" style:auto-text-indent="false"/>
    </style:style>
    <style:style style:name="P37" style:family="paragraph" style:parent-style-name="Heading_20_3" style:list-style-name="WWNum9">
      <style:paragraph-properties fo:margin-left="0.82cm" fo:margin-top="0.212cm" fo:margin-bottom="0.212cm" style:contextual-spacing="false" fo:line-height="115%" fo:text-align="justify" style:justify-single-word="false" fo:text-indent="-0.635cm" style:auto-text-indent="false"/>
    </style:style>
    <style:style style:name="P38" style:family="paragraph" style:parent-style-name="Heading_20_3">
      <style:paragraph-properties fo:margin-top="0.423cm" fo:margin-bottom="0.212cm" style:contextual-spacing="false" fo:line-height="115%" fo:text-align="justify" style:justify-single-word="false"/>
    </style:style>
    <style:style style:name="P39" style:family="paragraph" style:parent-style-name="normal">
      <style:paragraph-properties fo:margin-top="0.423cm" fo:margin-bottom="0.212cm" style:contextual-spacing="false" fo:line-height="115%" fo:text-align="justify" style:justify-single-word="false"/>
    </style:style>
    <style:style style:name="P40" style:family="paragraph" style:parent-style-name="normal" style:list-style-name="WWNum19">
      <style:paragraph-properties fo:margin-left="0.82cm" fo:margin-top="0cm" fo:margin-bottom="0cm" style:contextual-spacing="false" fo:line-height="115%" fo:text-align="justify" style:justify-single-word="false" fo:text-indent="-0.635cm" style:auto-text-indent="false"/>
      <style:text-properties fo:color="#1b1c1d" loext:opacity="100%" style:font-name="Google Sans Text" fo:font-size="12pt" style:font-name-asian="Google Sans Text1" style:font-size-asian="12pt" style:font-name-complex="Google Sans Text1" style:font-size-complex="12pt"/>
    </style:style>
    <style:style style:name="P41" style:family="paragraph" style:parent-style-name="normal" style:list-style-name="WWNum19">
      <style:paragraph-properties fo:margin-left="0.82cm" fo:margin-top="0cm" fo:margin-bottom="0.212cm" style:contextual-spacing="false" fo:line-height="115%" fo:text-align="justify" style:justify-single-word="false" fo:text-indent="-0.635cm" style:auto-text-indent="false"/>
      <style:text-properties fo:color="#1b1c1d" loext:opacity="100%" style:font-name="Google Sans Text" fo:font-size="12pt" style:font-name-asian="Google Sans Text1" style:font-size-asian="12pt" style:font-name-complex="Google Sans Text1" style:font-size-complex="12pt"/>
    </style:style>
    <style:style style:name="P42" style:family="paragraph" style:parent-style-name="Title" style:master-page-name="Converted10">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36pt" fo:font-style="normal" style:text-underline-style="none" fo:font-weight="bold" fo:background-color="transparent" style:font-name-asian="Arial2" style:font-size-asian="36pt" style:font-style-asian="normal" style:font-weight-asian="bold" style:font-name-complex="Arial2" style:font-size-complex="36pt"/>
    </style:style>
    <style:style style:name="P43" style:family="paragraph" style:parent-style-name="Heading_20_2" style:master-page-name="Converted11">
      <style:paragraph-properties fo:line-height="115%" fo:text-align="justify" style:justify-single-word="false" style:page-number="1"/>
    </style:style>
    <style:style style:name="P44" style:family="paragraph" style:parent-style-name="Heading_20_3" style:list-style-name="WWNum23">
      <style:paragraph-properties fo:margin-left="0.82cm" fo:margin-top="0.423cm" fo:margin-bottom="0cm" style:contextual-spacing="false" fo:line-height="115%" fo:text-align="justify" style:justify-single-word="false" fo:text-indent="-0.635cm" style:auto-text-indent="false"/>
    </style:style>
    <style:style style:name="P45" style:family="paragraph" style:parent-style-name="normal" style:list-style-name="WWNum14">
      <style:paragraph-properties fo:margin-left="1.561cm" fo:margin-top="0cm" fo:margin-bottom="0cm" style:contextual-spacing="false" fo:line-height="115%" fo:text-align="justify" style:justify-single-word="false" fo:text-indent="-0.635cm" style:auto-text-indent="false"/>
      <style:text-properties fo:color="#1b1c1d" loext:opacity="100%" style:font-name="Google Sans Text" fo:font-size="12pt" style:font-name-asian="Google Sans Text1" style:font-size-asian="12pt" style:font-name-complex="Google Sans Text1" style:font-size-complex="12pt"/>
    </style:style>
    <style:style style:name="P46" style:family="paragraph" style:parent-style-name="normal" style:list-style-name="WWNum24">
      <style:paragraph-properties fo:margin-left="2.275cm" fo:margin-top="0cm" fo:margin-bottom="0cm" style:contextual-spacing="false" fo:line-height="115%" fo:text-align="justify" style:justify-single-word="false" fo:text-indent="-0.635cm" style:auto-text-indent="false"/>
      <style:text-properties fo:color="#1b1c1d" loext:opacity="100%" style:font-name="Google Sans Text" fo:font-size="12pt" style:font-name-asian="Google Sans Text1" style:font-size-asian="12pt" style:font-name-complex="Google Sans Text1" style:font-size-complex="12pt"/>
    </style:style>
    <style:style style:name="P47" style:family="paragraph" style:parent-style-name="normal" style:list-style-name="WWNum11">
      <style:paragraph-properties fo:margin-left="2.99cm" fo:margin-top="0cm" fo:margin-bottom="0cm" style:contextual-spacing="false" fo:line-height="115%" fo:text-align="justify" style:justify-single-word="false" fo:text-indent="-0.635cm" style:auto-text-indent="false"/>
      <style:text-properties fo:color="#1b1c1d" loext:opacity="100%" style:font-name="Google Sans Text" fo:font-size="12pt" style:font-name-asian="Google Sans Text1" style:font-size-asian="12pt" style:font-name-complex="Google Sans Text1" style:font-size-complex="12pt"/>
    </style:style>
    <style:style style:name="P48" style:family="paragraph" style:parent-style-name="normal" style:list-style-name="WWNum10">
      <style:paragraph-properties fo:margin-left="2.99cm" fo:margin-top="0cm" fo:margin-bottom="0cm" style:contextual-spacing="false" fo:line-height="115%" fo:text-align="justify" style:justify-single-word="false" fo:text-indent="-0.635cm" style:auto-text-indent="false"/>
      <style:text-properties fo:color="#1b1c1d" loext:opacity="100%" style:font-name="Google Sans Text" fo:font-size="12pt" style:font-name-asian="Google Sans Text1" style:font-size-asian="12pt" style:font-name-complex="Google Sans Text1" style:font-size-complex="12pt"/>
    </style:style>
    <style:style style:name="P49" style:family="paragraph" style:parent-style-name="Heading_20_3" style:list-style-name="WWNum23">
      <style:paragraph-properties fo:margin-left="0.82cm" fo:margin-top="0cm" fo:margin-bottom="0cm" style:contextual-spacing="false" fo:line-height="115%" fo:text-align="justify" style:justify-single-word="false" fo:text-indent="-0.635cm" style:auto-text-indent="false"/>
    </style:style>
    <style:style style:name="P50" style:family="paragraph" style:parent-style-name="normal" style:list-style-name="WWNum13">
      <style:paragraph-properties fo:margin-left="1.561cm" fo:margin-top="0cm" fo:margin-bottom="0cm" style:contextual-spacing="false" fo:line-height="115%" fo:text-align="justify" style:justify-single-word="false" fo:text-indent="-0.635cm" style:auto-text-indent="false"/>
      <style:text-properties fo:color="#1b1c1d" loext:opacity="100%" style:font-name="Google Sans Text" fo:font-size="12pt" style:font-name-asian="Google Sans Text1" style:font-size-asian="12pt" style:font-name-complex="Google Sans Text1" style:font-size-complex="12pt"/>
    </style:style>
    <style:style style:name="P51" style:family="paragraph" style:parent-style-name="Heading_20_4" style:list-style-name="WWNum3">
      <style:paragraph-properties fo:margin-left="1.535cm" fo:margin-top="0cm" fo:margin-bottom="0.212cm" style:contextual-spacing="false" fo:line-height="115%" fo:text-align="justify" style:justify-single-word="false" fo:text-indent="-0.635cm" style:auto-text-indent="false"/>
    </style:style>
    <style:style style:name="P52" style:family="paragraph" style:parent-style-name="normal">
      <style:paragraph-properties fo:margin-left="1.535cm" fo:margin-top="0cm" fo:margin-bottom="0.212cm" style:contextual-spacing="false" fo:line-height="115%" fo:text-align="justify" style:justify-single-word="false" fo:text-indent="0cm" style:auto-text-indent="false"/>
    </style:style>
    <style:style style:name="P53" style:family="paragraph" style:parent-style-name="Heading_20_4" style:list-style-name="WWNum3">
      <style:paragraph-properties fo:margin-left="1.535cm" fo:margin-top="0.212cm" fo:margin-bottom="0.212cm" style:contextual-spacing="false" fo:line-height="115%" fo:text-align="justify" style:justify-single-word="false" fo:text-indent="-0.635cm" style:auto-text-indent="false"/>
    </style:style>
    <style:style style:name="P54" style:family="paragraph" style:parent-style-name="normal">
      <style:paragraph-properties fo:margin-left="1.535cm" fo:margin-top="0.212cm" fo:margin-bottom="0.212cm" style:contextual-spacing="false" fo:line-height="115%" fo:text-align="justify" style:justify-single-word="false" fo:text-indent="0cm" style:auto-text-indent="false"/>
    </style:style>
    <style:style style:name="P55" style:family="paragraph" style:parent-style-name="Heading_20_4" style:list-style-name="WWNum3">
      <style:paragraph-properties fo:margin-left="1.535cm" fo:margin-top="0.212cm" fo:margin-bottom="0cm" style:contextual-spacing="false" fo:line-height="115%" fo:text-align="justify" style:justify-single-word="false" fo:text-indent="-0.635cm" style:auto-text-indent="false"/>
    </style:style>
    <style:style style:name="P56" style:family="paragraph" style:parent-style-name="normal" style:list-style-name="WWNum4">
      <style:paragraph-properties fo:margin-left="2.275cm" fo:margin-top="0cm" fo:margin-bottom="0cm" style:contextual-spacing="false" fo:line-height="115%" fo:text-align="justify" style:justify-single-word="false" fo:text-indent="-0.635cm" style:auto-text-indent="false"/>
      <style:text-properties fo:color="#1b1c1d" loext:opacity="100%" style:font-name="Google Sans Text" fo:font-size="12pt" style:font-name-asian="Google Sans Text1" style:font-size-asian="12pt" style:font-name-complex="Google Sans Text1" style:font-size-complex="12pt"/>
    </style:style>
    <style:style style:name="P57" style:family="paragraph" style:parent-style-name="normal" style:list-style-name="WWNum4">
      <style:paragraph-properties fo:margin-left="2.275cm" fo:margin-top="0cm" fo:margin-bottom="0.212cm" style:contextual-spacing="false" fo:line-height="115%" fo:text-align="justify" style:justify-single-word="false" fo:text-indent="-0.635cm" style:auto-text-indent="false"/>
      <style:text-properties fo:color="#1b1c1d" loext:opacity="100%" style:font-name="Google Sans Text" fo:font-size="12pt" style:font-name-asian="Google Sans Text1" style:font-size-asian="12pt" style:font-name-complex="Google Sans Text1" style:font-size-complex="12pt"/>
    </style:style>
    <style:style style:name="P58" style:family="paragraph" style:parent-style-name="normal">
      <style:paragraph-properties fo:margin-left="2.275cm" fo:margin-top="0.212cm" fo:margin-bottom="0.212cm" style:contextual-spacing="false" fo:line-height="115%" fo:text-align="justify" style:justify-single-word="false" fo:text-indent="0cm" style:auto-text-indent="false"/>
      <style:text-properties fo:color="#1b1c1d" loext:opacity="100%" style:font-name="Google Sans Text" fo:font-size="12pt" style:font-name-asian="Google Sans Text1" style:font-size-asian="12pt" style:font-name-complex="Google Sans Text1" style:font-size-complex="12pt"/>
    </style:style>
    <style:style style:name="P59" style:family="paragraph" style:parent-style-name="Heading_20_3" style:list-style-name="WWNum23">
      <style:paragraph-properties fo:margin-left="0.82cm" fo:margin-top="0cm" fo:margin-bottom="0.212cm" style:contextual-spacing="false" fo:line-height="115%" fo:text-align="justify" style:justify-single-word="false" fo:text-indent="-0.635cm" style:auto-text-indent="false" fo:break-before="page"/>
    </style:style>
    <style:style style:name="P60" style:family="paragraph" style:parent-style-name="normal">
      <style:paragraph-properties fo:margin-left="1.561cm" fo:margin-top="0cm" fo:margin-bottom="0.212cm" style:contextual-spacing="false" fo:line-height="115%" fo:text-align="justify" style:justify-single-word="false" fo:text-indent="0cm" style:auto-text-indent="false"/>
    </style:style>
    <style:style style:name="P61" style:family="paragraph" style:parent-style-name="Heading_20_4" style:list-style-name="WWNum12">
      <style:paragraph-properties fo:margin-left="1.561cm" fo:margin-top="0.45cm" fo:margin-bottom="0.212cm" style:contextual-spacing="false" fo:line-height="115%" fo:text-align="justify" style:justify-single-word="false" fo:text-indent="-0.635cm" style:auto-text-indent="false"/>
    </style:style>
    <style:style style:name="P62" style:family="paragraph" style:parent-style-name="Heading_20_4" style:list-style-name="WWNum12">
      <style:paragraph-properties fo:margin-left="1.561cm" fo:margin-top="0.212cm" fo:margin-bottom="0.212cm" style:contextual-spacing="false" fo:line-height="115%" fo:text-align="justify" style:justify-single-word="false" fo:text-indent="-0.635cm" style:auto-text-indent="false"/>
    </style:style>
    <style:style style:name="P63" style:family="paragraph" style:parent-style-name="normal">
      <style:paragraph-properties fo:margin-left="1.561cm" fo:margin-top="0.212cm" fo:margin-bottom="0.212cm" style:contextual-spacing="false" fo:line-height="115%" fo:text-align="justify" style:justify-single-word="false" fo:text-indent="0cm" style:auto-text-indent="false"/>
    </style:style>
    <style:style style:name="P64" style:family="paragraph" style:parent-style-name="normal">
      <style:paragraph-properties fo:margin-left="1.561cm" fo:margin-top="0.212cm" fo:margin-bottom="0.212cm" style:contextual-spacing="false" fo:line-height="115%" fo:text-align="justify" style:justify-single-word="false" fo:text-indent="0cm" style:auto-text-indent="false"/>
      <style:text-properties fo:color="#1b1c1d" loext:opacity="100%" style:font-name="Google Sans Text" fo:font-size="12pt" style:font-name-asian="Google Sans Text1" style:font-size-asian="12pt" style:font-name-complex="Google Sans Text1" style:font-size-complex="12pt"/>
    </style:style>
    <style:style style:name="P65" style:family="paragraph" style:parent-style-name="Heading_20_3" style:list-style-name="WWNum23">
      <style:paragraph-properties fo:margin-left="0.82cm" fo:margin-top="0.212cm" fo:margin-bottom="0.212cm" style:contextual-spacing="false" fo:line-height="115%" fo:text-align="justify" style:justify-single-word="false" fo:text-indent="-0.635cm" style:auto-text-indent="false"/>
    </style:style>
    <style:style style:name="P66" style:family="paragraph" style:parent-style-name="normal">
      <style:paragraph-properties fo:margin-left="0.82cm" fo:margin-top="0.212cm" fo:margin-bottom="0.212cm" style:contextual-spacing="false" fo:line-height="115%" fo:text-align="justify" style:justify-single-word="false" fo:text-indent="0cm" style:auto-text-indent="false"/>
      <style:text-properties fo:color="#1b1c1d" loext:opacity="100%" style:font-name="Google Sans Text" fo:font-size="12pt" fo:font-weight="bold" style:font-name-asian="Google Sans Text1" style:font-size-asian="12pt" style:font-weight-asian="bold" style:font-name-complex="Google Sans Text1" style:font-size-complex="12pt"/>
    </style:style>
    <style:style style:name="P67" style:family="paragraph" style:parent-style-name="Heading_20_4" style:list-style-name="WWNum21">
      <style:paragraph-properties fo:margin-left="1.535cm" fo:margin-top="0.45cm" fo:margin-bottom="0.212cm" style:contextual-spacing="false" fo:line-height="115%" fo:text-align="justify" style:justify-single-word="false" fo:text-indent="-0.635cm" style:auto-text-indent="false"/>
    </style:style>
    <style:style style:name="P68" style:family="paragraph" style:parent-style-name="Heading_20_4" style:list-style-name="WWNum21">
      <style:paragraph-properties fo:margin-left="1.535cm" fo:margin-top="0.212cm" fo:margin-bottom="0.212cm" style:contextual-spacing="false" fo:line-height="115%" fo:text-align="justify" style:justify-single-word="false" fo:text-indent="-0.635cm" style:auto-text-indent="false"/>
    </style:style>
    <style:style style:name="P69" style:family="paragraph" style:parent-style-name="Heading_20_3" style:list-style-name="WWNum23">
      <style:paragraph-properties fo:margin-left="0.82cm" fo:margin-top="0.212cm" fo:margin-bottom="0cm" style:contextual-spacing="false" fo:line-height="115%" fo:text-align="justify" style:justify-single-word="false" fo:text-indent="-0.635cm" style:auto-text-indent="false"/>
    </style:style>
    <style:style style:name="P70" style:family="paragraph" style:parent-style-name="normal" style:list-style-name="WWNum18">
      <style:paragraph-properties fo:margin-left="1.535cm" fo:margin-top="0cm" fo:margin-bottom="0cm" style:contextual-spacing="false" fo:line-height="115%" fo:text-align="justify" style:justify-single-word="false" fo:text-indent="-0.635cm" style:auto-text-indent="false"/>
      <style:text-properties fo:color="#1b1c1d" loext:opacity="100%" style:font-name="Google Sans Text" fo:font-size="12pt" style:font-name-asian="Google Sans Text1" style:font-size-asian="12pt" style:font-name-complex="Google Sans Text1" style:font-size-complex="12pt"/>
    </style:style>
    <style:style style:name="P71" style:family="paragraph" style:parent-style-name="normal" style:list-style-name="WWNum18">
      <style:paragraph-properties fo:margin-left="1.535cm" fo:margin-top="0cm" fo:margin-bottom="0cm" style:contextual-spacing="false" fo:line-height="115%" fo:text-align="justify" style:justify-single-word="false" fo:text-indent="-0.635cm" style:auto-text-indent="false"/>
    </style:style>
    <style:style style:name="P72" style:family="paragraph" style:parent-style-name="normal" style:list-style-name="WWNum18">
      <style:paragraph-properties fo:margin-left="1.535cm" fo:margin-top="0cm" fo:margin-bottom="0.212cm" style:contextual-spacing="false" fo:line-height="115%" fo:text-align="justify" style:justify-single-word="false" fo:text-indent="-0.635cm" style:auto-text-indent="false"/>
      <style:text-properties fo:color="#1b1c1d" loext:opacity="100%" style:font-name="Google Sans Text" fo:font-size="12pt" style:font-name-asian="Google Sans Text1" style:font-size-asian="12pt" style:font-name-complex="Google Sans Text1" style:font-size-complex="12pt"/>
    </style:style>
    <style:style style:name="P73" style:family="paragraph" style:parent-style-name="Title" style:master-page-name="Converted12">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36pt" fo:font-style="normal" style:text-underline-style="none" fo:font-weight="bold" fo:background-color="transparent" style:font-name-asian="Arial2" style:font-size-asian="36pt" style:font-style-asian="normal" style:font-weight-asian="bold" style:font-name-complex="Arial2" style:font-size-complex="36pt"/>
    </style:style>
    <style:style style:name="P74" style:family="paragraph" style:parent-style-name="Heading_20_2" style:master-page-name="Converted13">
      <style:paragraph-properties fo:margin-top="0.423cm" fo:margin-bottom="0.423cm" style:contextual-spacing="false" fo:line-height="115%" fo:text-align="justify" style:justify-single-word="false" style:page-number="1"/>
    </style:style>
    <style:style style:name="P75" style:family="paragraph" style:parent-style-name="Title" style:master-page-name="Converted14">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36pt" fo:font-style="normal" style:text-underline-style="none" fo:font-weight="bold" fo:background-color="transparent" style:font-name-asian="Arial2" style:font-size-asian="36pt" style:font-style-asian="normal" style:font-weight-asian="bold" style:font-name-complex="Arial2" style:font-size-complex="36pt"/>
    </style:style>
    <style:style style:name="P76" style:family="paragraph" style:parent-style-name="Heading_20_2" style:master-page-name="Converted15">
      <style:paragraph-properties fo:margin-top="0.397cm" fo:margin-bottom="0.423cm" style:contextual-spacing="false" fo:line-height="115%" fo:text-align="justify" style:justify-single-word="false" style:page-number="1"/>
    </style:style>
    <style:style style:name="P77" style:family="paragraph" style:parent-style-name="Title" style:master-page-name="Converted16">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36pt" fo:font-style="normal" style:text-underline-style="none" fo:font-weight="bold" fo:background-color="transparent" style:font-name-asian="Arial2" style:font-size-asian="36pt" style:font-style-asian="normal" style:font-weight-asian="bold" style:font-name-complex="Arial2" style:font-size-complex="36pt"/>
    </style:style>
    <style:style style:name="P78" style:family="paragraph" style:parent-style-name="Heading_20_2" style:master-page-name="Converted17">
      <style:paragraph-properties fo:margin-top="0.397cm" fo:margin-bottom="0.423cm" style:contextual-spacing="false" fo:line-height="115%" fo:text-align="justify" style:justify-single-word="false" style:page-number="1"/>
    </style:style>
    <style:style style:name="P79" style:family="paragraph" style:parent-style-name="Heading_20_3" style:list-style-name="WWNum17">
      <style:paragraph-properties fo:margin-left="1.27cm" fo:text-indent="-0.635cm" style:auto-text-indent="false"/>
    </style:style>
    <style:style style:name="P80" style:family="paragraph" style:parent-style-name="Heading_20_3" style:list-style-name="WWNum15">
      <style:paragraph-properties fo:margin-left="1.27cm" fo:margin-top="0.212cm" fo:margin-bottom="0.212cm" style:contextual-spacing="false" fo:line-height="115%" fo:text-align="justify" style:justify-single-word="false" fo:text-indent="-0.635cm" style:auto-text-indent="false"/>
    </style:style>
    <style:style style:name="P81" style:family="paragraph" style:parent-style-name="normal" style:list-style-name="WWNum20">
      <style:paragraph-properties fo:margin-left="0.82cm" fo:margin-top="0.212cm" fo:margin-bottom="0.212cm" style:contextual-spacing="false" fo:line-height="115%" fo:text-align="justify" style:justify-single-word="false" fo:text-indent="-0.635cm" style:auto-text-indent="false"/>
    </style:style>
    <style:style style:name="P82" style:family="paragraph" style:parent-style-name="Title" style:master-page-name="Converted18">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36pt" fo:font-style="normal" style:text-underline-style="none" fo:font-weight="bold" fo:background-color="transparent" style:font-name-asian="Arial2" style:font-size-asian="36pt" style:font-style-asian="normal" style:font-weight-asian="bold" style:font-name-complex="Arial2" style:font-size-complex="36pt"/>
    </style:style>
    <style:style style:name="P83" style:family="paragraph" style:parent-style-name="Heading_20_2" style:master-page-name="Converted19">
      <style:paragraph-properties fo:margin-top="0.423cm" fo:margin-bottom="0.423cm" style:contextual-spacing="false" fo:line-height="115%" fo:text-align="justify" style:justify-single-word="false" style:page-number="1"/>
    </style:style>
    <style:style style:name="P84" style:family="paragraph" style:parent-style-name="normal">
      <style:paragraph-properties fo:margin-top="0cm" fo:margin-bottom="0.45cm" style:contextual-spacing="false" fo:line-height="115%" fo:text-align="justify" style:justify-single-word="false"/>
    </style:style>
    <style:style style:name="P85" style:family="paragraph" style:parent-style-name="Title" style:master-page-name="Converted20">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Arial" fo:font-size="36pt" fo:font-style="normal" style:text-underline-style="none" fo:font-weight="bold" fo:background-color="transparent" style:font-name-asian="Arial2" style:font-size-asian="36pt" style:font-style-asian="normal" style:font-weight-asian="bold" style:font-name-complex="Arial2" style:font-size-complex="36pt"/>
    </style:style>
    <style:style style:name="P86" style:family="paragraph" style:parent-style-name="Heading_20_2" style:master-page-name="Converted21">
      <style:paragraph-properties fo:margin-top="0cm" fo:margin-bottom="0.397cm" style:contextual-spacing="false" fo:line-height="100%" fo:text-align="justify" style:justify-single-word="false" style:page-number="1"/>
    </style:style>
    <style:style style:name="P87" style:family="paragraph" style:parent-style-name="normal" style:list-style-name="WWNum1">
      <style:paragraph-properties fo:margin-left="1.058cm" fo:text-align="justify" style:justify-single-word="false" fo:text-indent="-0.635cm" style:auto-text-indent="false"/>
    </style:style>
    <style:style style:name="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fo:background-color="transparent" loext:char-shading-value="0" style:font-name-asian="Arial2" style:font-size-asian="11pt" style:font-style-asian="normal" style:font-weight-asian="normal" style:font-name-complex="Arial2" style:font-size-complex="11pt"/>
    </style:style>
    <style:style style:name="T2" style:family="text">
      <style:text-properties fo:font-size="20pt" style:font-size-asian="20pt" style:font-size-complex="20pt"/>
    </style:style>
    <style:style style:name="T3" style:family="text">
      <style:text-properties fo:font-size="14pt" style:font-size-asian="14pt" style:font-size-complex="14pt"/>
    </style:style>
    <style:style style:name="T4" style:family="text">
      <style:text-properties fo:language="en" fo:country="US"/>
    </style:style>
    <style:style style:name="T5" style:family="text">
      <style:text-properties fo:font-size="24pt" fo:font-weight="bold" style:font-size-asian="24pt" style:font-weight-asian="bold" style:font-size-complex="24pt"/>
    </style:style>
    <style:style style:name="T6" style:family="text">
      <style:text-properties fo:font-size="18pt" fo:font-weight="bold" style:font-size-asian="18pt" style:font-weight-asian="bold" style:font-size-complex="18pt"/>
    </style:style>
    <style:style style:name="T7" style:family="text">
      <style:text-properties fo:color="#1b1c1d" loext:opacity="100%" style:font-name="Google Sans Text" fo:font-size="12pt" style:font-name-asian="Google Sans Text1" style:font-size-asian="12pt" style:font-name-complex="Google Sans Text1" style:font-size-complex="12pt"/>
    </style:style>
    <style:style style:name="T8" style:family="text">
      <style:text-properties fo:color="#1b1c1d" loext:opacity="100%" style:font-name="Google Sans Text" fo:font-size="12pt" fo:font-weight="bold" style:font-name-asian="Google Sans Text1" style:font-size-asian="12pt" style:font-weight-asian="bold" style:font-name-complex="Google Sans Text1" style:font-size-complex="12pt"/>
    </style:style>
    <style:style style:name="T9" style:family="text">
      <style:text-properties fo:font-weight="bold" style:font-weight-asian="bold"/>
    </style:style>
    <style:style style:name="T10" style:family="text">
      <style:text-properties fo:color="#188038" loext:opacity="100%" fo:font-family="'Roboto Mono'" style:font-family-generic="roman" style:font-pitch="variable" style:font-family-asian="'Roboto Mono'" style:font-family-generic-asian="system" style:font-pitch-asian="variable" style:font-family-complex="'Roboto Mono'" style:font-family-generic-complex="system" style:font-pitch-complex="variable"/>
    </style:style>
    <style:style style:name="T11" style:family="text">
      <style:text-properties fo:color="#188038" loext:opacity="100%" fo:font-family="'Roboto Mono'" style:font-family-generic="roman" style:font-pitch="variable" fo:font-size="12pt" style:font-family-asian="'Roboto Mono'" style:font-family-generic-asian="system" style:font-pitch-asian="variable" style:font-size-asian="12pt" style:font-family-complex="'Roboto Mono'" style:font-family-generic-complex="system" style:font-pitch-complex="variable" style:font-size-complex="12pt"/>
    </style:style>
    <style:style style:name="T12" style:family="text">
      <style:text-properties fo:font-size="14pt" fo:font-weight="bold" style:font-size-asian="14pt" style:font-weight-asian="bold" style:font-size-complex="14pt"/>
    </style:style>
    <style:style style:name="T13" style:family="text">
      <style:text-properties fo:color="#575b5f" loext:opacity="100%" style:text-position="super 58%" style:font-name="Google Sans Text" fo:font-size="12pt" style:font-name-asian="Google Sans Text1" style:font-size-asian="12pt" style:font-name-complex="Google Sans Text1" style:font-size-complex="12pt"/>
    </style:style>
    <style:style style:name="T14" style:family="text">
      <style:text-properties fo:color="#1b1c1d" loext:opacity="100%" style:font-name="Google Sans Text" fo:font-size="10pt" fo:font-weight="bold" style:font-name-asian="Google Sans Text1" style:font-size-asian="10pt" style:font-weight-asian="bold" style:font-name-complex="Google Sans Text1" style:font-size-complex="10pt"/>
    </style:style>
    <style:style style:name="T15" style:family="text">
      <style:text-properties fo:color="#1b1c1d" loext:opacity="100%" style:font-name="Google Sans Text" fo:font-size="10pt" style:font-name-asian="Google Sans Text1" style:font-size-asian="10pt" style:font-name-complex="Google Sans Text1" style:font-size-complex="10pt"/>
    </style:style>
    <style:style style:name="T16" style:family="text">
      <style:text-properties fo:font-size="12pt" fo:font-weight="bold" style:font-size-asian="12pt" style:font-weight-asian="bold" style:font-size-complex="12pt"/>
    </style:style>
    <style:style style:name="T17" style:family="text">
      <style:text-properties style:font-name="Google Sans" fo:font-size="12pt" style:font-name-asian="Google Sans1" style:font-size-asian="12pt" style:font-name-complex="Google Sans1" style:font-size-complex="12pt"/>
    </style:style>
    <style:style style:name="T18" style:family="text">
      <style:text-properties fo:color="#0000ee" loext:opacity="100%" style:font-name="Google Sans" fo:font-size="12pt" style:text-underline-style="solid" style:text-underline-width="auto" style:text-underline-color="font-color" style:font-name-asian="Google Sans1" style:font-size-asian="12pt"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h text:style-name="P2" text:outline-level="1"><text:bookmark-start text:name="Title"/>Enhancing<text:bookmark-end text:name="Title"/> Software Development Workflow<text:span text:style-name="T2"/></text:h>
      <text:p text:style-name="P3" loext:marker-style-name="T2"/>
      <text:p text:style-name="P3" loext:marker-style-name="T2"/>
      <text:p text:style-name="P3" loext:marker-style-name="T2"/>
      <text:p text:style-name="P4" loext:marker-style-name="T3"><text:span text:style-name="T3">A Git Branching Strategy </text:span><text:span text:style-name="T3"/></text:p>
      <text:p text:style-name="P4" loext:marker-style-name="T3"><text:span text:style-name="T3">and </text:span><text:span text:style-name="T3"/></text:p>
      <text:p text:style-name="P4" loext:marker-style-name="T3"><text:span text:style-name="T3">Team Process Recommendation </text:span><text:span text:style-name="T3"/></text:p>
      <text:p text:style-name="P4" loext:marker-style-name="T3"><text:span text:style-name="T3">for </text:span><text:span text:style-name="T3"/></text:p>
      <text:p text:style-name="P4" loext:marker-style-name="T3"><text:span text:style-name="T3">a Multi-Team Mono-Repository</text:span><text:span text:style-name="T3"/></text:p>
      <text:p text:style-name="P5">1. <text:bookmark-start text:name="1. Introdution"/><text:span text:style-name="T4">Introduction</text:span><text:bookmark-end text:name="1. Introdution"/></text:p>
      <text:list text:style-name="WWNum6">
        <text:list-item>
          <text:h text:style-name="P6" text:outline-level="1" loext:marker-style-name="T5">Introduction<text:span text:style-name="T5"/></text:h>
        </text:list-item>
      </text:list>
      <text:list text:style-name="WWNum2">
        <text:list-item>
          <text:h text:style-name="P7" text:outline-level="2" loext:marker-style-name="T6">Context<text:span text:style-name="T6"/></text:h>
        </text:list-item>
      </text:list>
      <text:list text:style-name="WWNum8">
        <text:list-item>
          <text:p text:style-name="P8" loext:marker-style-name="T7"><text:span text:style-name="T7">Git branching strategy:</text:span><text:span text:style-name="T8"> GitHub Flow</text:span></text:p>
          <text:list>
            <text:list-item>
              <text:p text:style-name="P9" loext:marker-style-name="T7"><text:span text:style-name="T9">Short-lived feature branches</text:span> off of <text:span text:style-name="T10">main</text:span>, with frequent merges via PR and automated CI checks</text:p>
            </text:list-item>
          </text:list>
        </text:list-item>
        <text:list-item>
          <text:p text:style-name="P8" loext:marker-style-name="T7"><text:span text:style-name="T8">Four teams</text:span><text:span text:style-name="T7"> commit code</text:span></text:p>
        </text:list-item>
        <text:list-item>
          <text:p text:style-name="P8" loext:marker-style-name="T7"><text:span text:style-name="T8">Sequential pipeline</text:span><text:span text:style-name="T7"> deploys </text:span><text:span text:style-name="T8">DEV → STG → PROD</text:span></text:p>
          <text:list>
            <text:list-item>
              <text:p text:style-name="P10" loext:marker-style-name="T7"><text:span text:style-name="T7">Testing at each stage</text:span><text:span text:style-name="T7"/></text:p>
            </text:list-item>
          </text:list>
        </text:list-item>
        <text:list-item>
          <text:p text:style-name="P8" loext:marker-style-name="T7"><text:span text:style-name="T8">Mono-repository</text:span><text:span text:style-name="T8"/></text:p>
          <text:list>
            <text:list-item>
              <text:p text:style-name="P10" loext:marker-style-name="T7"><text:span text:style-name="T7">backend,</text:span><text:span text:style-name="T7"/></text:p>
            </text:list-item>
            <text:list-item>
              <text:p text:style-name="P10" loext:marker-style-name="T7"><text:span text:style-name="T7">frontend x 2,</text:span><text:span text:style-name="T7"/></text:p>
            </text:list-item>
            <text:list-item>
              <text:p text:style-name="P10" loext:marker-style-name="T7"><text:span text:style-name="T7">workers,</text:span><text:span text:style-name="T7"/></text:p>
            </text:list-item>
            <text:list-item>
              <text:p text:style-name="P10" loext:marker-style-name="T7"><text:span text:style-name="T7">DDD components,</text:span><text:span text:style-name="T7"/></text:p>
            </text:list-item>
            <text:list-item>
              <text:p text:style-name="P10" loext:marker-style-name="T7"><text:span text:style-name="T7">tests</text:span><text:span text:style-name="T7"/></text:p>
            </text:list-item>
          </text:list>
        </text:list-item>
        <text:list-item>
          <text:p text:style-name="P8" loext:marker-style-name="T7"><text:span text:style-name="T7">Teams may use </text:span><text:span text:style-name="T8">different technologies</text:span><text:span text:style-name="T7"> and </text:span><text:span text:style-name="T8">languages</text:span></text:p>
        </text:list-item>
        <text:list-item>
          <text:p text:style-name="P8" loext:marker-style-name="T7"><text:span text:style-name="T7">Code and pipelines are managed through </text:span><text:span text:style-name="T8">Azure DevOps</text:span></text:p>
        </text:list-item>
        <text:list-item>
          <text:p text:style-name="P8" loext:marker-style-name="T7"><text:span text:style-name="T7">Deployment to </text:span><text:span text:style-name="T8">Azure Cloud</text:span></text:p>
        </text:list-item>
      </text:list>
      <text:list text:style-name="WWNum7">
        <text:list-item>
          <text:h text:style-name="P11" text:outline-level="2" loext:marker-style-name="T6">Problem<text:span text:style-name="T6"/></text:h>
        </text:list-item>
      </text:list>
      <text:list text:style-name="WWNum5">
        <text:list-item>
          <text:p text:style-name="P12" loext:marker-style-name="T7"><text:span text:style-name="T7">This centralized approach poses issues for a </text:span><text:span text:style-name="T8">multi-team, mono-repo project</text:span><text:span text:style-name="T7">:</text:span></text:p>
          <text:list>
            <text:list-item>
              <text:p text:style-name="P13" loext:marker-style-name="T7"><text:span text:style-name="T7">Lack of </text:span><text:span text:style-name="T8">isolation</text:span><text:span text:style-name="T7"> between teams.</text:span></text:p>
            </text:list-item>
            <text:list-item>
              <text:p text:style-name="P13" loext:marker-style-name="T7"><text:span text:style-name="T8">Integration conflicts</text:span><text:span text:style-name="T7"> and difficulties managing </text:span><text:span text:style-name="T8">feature-specific deployments</text:span><text:span text:style-name="T7">.</text:span></text:p>
            </text:list-item>
            <text:list-item>
              <text:p text:style-name="P13" loext:marker-style-name="T7"><text:span text:style-name="T7">Challenges in maintaining </text:span><text:span text:style-name="T8">STG and PROD stability</text:span><text:span text:style-name="T7">.</text:span></text:p>
            </text:list-item>
          </text:list>
        </text:list-item>
        <text:list-item>
          <text:h text:style-name="P14" text:outline-level="2" loext:marker-style-name="T8"><text:span text:style-name="T7">Direct commits to </text:span><text:span text:style-name="T11">main</text:span><text:span text:style-name="T7"> do not support independent workflows or stable releases.</text:span></text:h>
        </text:list-item>
        <text:list-item>
          <text:h text:style-name="P15" text:outline-level="2" loext:marker-style-name="T6">Objectives<text:span text:style-name="T6"/></text:h>
        </text:list-item>
      </text:list>
      <text:list text:style-name="WWNum16">
        <text:list-item>
          <text:p text:style-name="P16" loext:marker-style-name="T7"><text:span text:style-name="T7">Improve:</text:span><text:span text:style-name="T7"/></text:p>
          <text:list>
            <text:list-item>
              <text:p text:style-name="P17" loext:marker-style-name="T7"><text:span text:style-name="T8">Current Git branching strategy</text:span><text:span text:style-name="T8"/></text:p>
            </text:list-item>
            <text:list-item>
              <text:p text:style-name="P17" loext:marker-style-name="T7"><text:span text:style-name="T8">Current Team processes</text:span><text:span text:style-name="T8"/></text:p>
            </text:list-item>
          </text:list>
        </text:list-item>
        <text:list-item>
          <text:p text:style-name="P16" loext:marker-style-name="T7"><text:span text:style-name="T7">To Achieve:</text:span><text:span text:style-name="T7"/></text:p>
          <text:list>
            <text:list-item>
              <text:p text:style-name="P17" loext:marker-style-name="T7"><text:span text:style-name="T8">Teams autonomy</text:span><text:span text:style-name="T8"/></text:p>
            </text:list-item>
            <text:list-item>
              <text:p text:style-name="P17" loext:marker-style-name="T7"><text:span text:style-name="T8">Robust workflows</text:span><text:span text:style-name="T8"/></text:p>
            </text:list-item>
            <text:list-item>
              <text:p text:style-name="P17" loext:marker-style-name="T7"><text:span text:style-name="T8">Stable high-level environments</text:span><text:span text:style-name="T8"/></text:p>
            </text:list-item>
            <text:list-item>
              <text:p text:style-name="P17" loext:marker-style-name="T7"><text:span text:style-name="T8">Better collaboration</text:span><text:span text:style-name="T8"/></text:p>
            </text:list-item>
            <text:list-item>
              <text:p text:style-name="P17" loext:marker-style-name="T7"><text:span text:style-name="T8">Improved code management</text:span><text:span text:style-name="T8"/></text:p>
            </text:list-item>
            <text:list-item>
              <text:p text:style-name="P17" loext:marker-style-name="T7"><text:span text:style-name="T8">Environment stability</text:span><text:span text:style-name="T8"/></text:p>
            </text:list-item>
            <text:list-item>
              <text:p text:style-name="P17" loext:marker-style-name="T7"><text:span text:style-name="T8">Agile development</text:span><text:span text:style-name="T7"> </text:span></text:p>
            </text:list-item>
            <text:list-item>
              <text:p text:style-name="P18" loext:marker-style-name="T7"><text:soft-page-break/><text:span text:style-name="T8">Daily deployments</text:span><text:span text:style-name="T8"/></text:p>
            </text:list-item>
          </text:list>
        </text:list-item>
      </text:list>
      <text:p text:style-name="P19">2. Analysis</text:p>
      <text:h text:style-name="P20" text:outline-level="2">2. Analysis</text:h>
      <text:p text:style-name="P21" loext:marker-style-name="T7"><text:span text:style-name="T7">To determine the most effective approach, an analysis of several prominent Git branching strategies is essential, considering their strengths, weaknesses, and applicability to a mono-repository environment with multiple independent teams. </text:span><text:span text:style-name="T7"/></text:p>
      <text:p text:style-name="P21" loext:marker-style-name="T7"><text:span text:style-name="T7">The strategies under consideration include Gitflow, GitHub Flow, GitLab Flow, and Trunk-Based Development.</text:span><text:span text:style-name="T7"/></text:p>
      <text:list text:style-name="WWNum22">
        <text:list-item>
          <text:p text:style-name="P22" loext:marker-style-name="T12">Gitflow:<text:span text:style-name="T12"/></text:p>
        </text:list-item>
      </text:list>
      <text:p text:style-name="P23" loext:marker-style-name="T7"><text:span text:style-name="T7">This strategy provides a highly structured framework for managing software development, particularly around releases </text:span><text:span text:style-name="T13">3</text:span><text:span text:style-name="T7">. </text:span></text:p>
      <text:p text:style-name="P23" loext:marker-style-name="T7"><text:span text:style-name="T7">It utilizes a main branch to represent production-ready code and a develop branch for ongoing integration of new features.</text:span><text:span text:style-name="T7"/></text:p>
      <text:p text:style-name="P23" loext:marker-style-name="T7"><text:span text:style-name="T7">Feature-specific work occurs in feature branches branched from develop and merged back upon completion.</text:span><text:span text:style-name="T7"/></text:p>
      <text:p text:style-name="P23" loext:marker-style-name="T7"><text:span text:style-name="T7">Release preparation takes place in release branches, and urgent fixes to production are handled through hotfix branches created from main </text:span><text:span text:style-name="T13">3</text:span><text:span text:style-name="T7">. Gitflow's advantages include a clear separation of different development stages, facilitating organized release management and supporting parallel development by multiple teams working on distinct features </text:span><text:span text:style-name="T13">3</text:span><text:span text:style-name="T7">. It is particularly beneficial for large, complex projects with well-defined release schedules and the need to maintain multiple versions of the software in production </text:span><text:span text:style-name="T13">1</text:span><text:span text:style-name="T7">. However, Gitflow's complexity can introduce significant overhead, especially for projects aiming for frequent deployments </text:span><text:span text:style-name="T13">1</text:span><text:span text:style-name="T7">. The central develop branch can also become a point of contention and require careful management when multiple independent teams are integrating their code, potentially leading to frequent and intricate merge conflicts </text:span><text:span text:style-name="T13">9</text:span><text:span text:style-name="T7">. Consequently, Gitflow might not be the most streamlined approach for a project prioritizing agility and rapid iterations.</text:span></text:p>
      <text:list text:continue-numbering="true" text:style-name="WWNum22">
        <text:list-item>
          <text:p text:style-name="P24" loext:marker-style-name="T12">GitHub Flow: <text:span text:style-name="T12"/></text:p>
        </text:list-item>
      </text:list>
      <text:p text:style-name="P25" loext:marker-style-name="T7"><text:span text:style-name="T7">This strategy offers a more simplified approach, centered around a single main branch that is always in a deployable state </text:span><text:span text:style-name="T13">3</text:span><text:span text:style-name="T7">. </text:span></text:p>
      <text:p text:style-name="P25" loext:marker-style-name="T7"><text:span text:style-name="T7">All new development and bug fixes are implemented in short-lived feature branches, which are created from main and merged back into it once they are reviewed and ready for deployment </text:span><text:span text:style-name="T13">3</text:span><text:span text:style-name="T7">. </text:span></text:p>
      <text:p text:style-name="P25" loext:marker-style-name="T7"><text:span text:style-name="T7">GitHub Flow's primary benefits are its simplicity and ease of adoption, making it suitable for teams of various sizes </text:span><text:span text:style-name="T13">2</text:span><text:span text:style-name="T7">. It encourages continuous integration and rapid deployment, facilitating faster feedback cycles </text:span><text:span text:style-name="T13">2</text:span><text:span text:style-name="T7">. </text:span></text:p>
      <text:p text:style-name="P25" loext:marker-style-name="T7"><text:span text:style-name="T7">However, its simplicity comes with certain limitations. GitHub Flow lacks explicit support for </text:span><text:soft-page-break/><text:span text:style-name="T7">managing multiple production versions simultaneously </text:span><text:span text:style-name="T13">1</text:span><text:span text:style-name="T7">. </text:span></text:p>
      <text:p text:style-name="P25" loext:marker-style-name="T7"><text:span text:style-name="T7">The direct merge to the main branch implies that every merged feature is production-ready, which necessitates robust testing and a mature CI/CD pipeline to prevent instability </text:span><text:span text:style-name="T13">1</text:span><text:span text:style-name="T7">. </text:span></text:p>
      <text:p text:style-name="P25" loext:marker-style-name="T7"><text:span text:style-name="T7">For large projects with complex release requirements or the need for distinct environments beyond production, GitHub Flow might lack the necessary structure and control </text:span><text:span text:style-name="T13">2</text:span><text:span text:style-name="T7">.</text:span></text:p>
      <text:p text:style-name="P26" loext:marker-style-name="T7"/>
      <text:list text:continue-numbering="true" text:style-name="WWNum22">
        <text:list-item>
          <text:p text:style-name="P24" loext:marker-style-name="T12">GitLab Flow: <text:span text:style-name="T12"/></text:p>
        </text:list-item>
      </text:list>
      <text:p text:style-name="P25" loext:marker-style-name="T7"><text:span text:style-name="T7">This strategy aims to strike a balance between the structure of Gitflow and the simplicity of GitHub Flow </text:span><text:span text:style-name="T13">3</text:span><text:span text:style-name="T7">. It typically involves a production branch that reflects the current live state, and often incorporates environment-specific branches, such as staging or testing, branched off from production </text:span><text:span text:style-name="T13">3</text:span><text:span text:style-name="T7">. Feature development occurs in feature branches, which are generally merged into a primary integration branch like main or develop </text:span><text:span text:style-name="T13">3</text:span><text:span text:style-name="T7">. GitLab Flow often supports the use of release branches for managing versioned releases </text:span><text:span text:style-name="T13">5</text:span><text:span text:style-name="T7">. The advantages of GitLab Flow include enhanced control over different deployment environments, making it well-suited for scenarios with distinct STG and PROD environments </text:span><text:span text:style-name="T13">1</text:span><text:span text:style-name="T7">. It offers flexibility and can be adapted to various project needs, integrating seamlessly with CI/CD pipelines for automation </text:span><text:span text:style-name="T13">1</text:span><text:span text:style-name="T7">. Compared to Gitflow, it is generally simpler, while providing more organization than GitHub Flow </text:span><text:span text:style-name="T13">1</text:span><text:span text:style-name="T7">. However, managing multiple environment branches or release versions can introduce complexity </text:span><text:span text:style-name="T13">1</text:span><text:span text:style-name="T7">.</text:span></text:p>
      <text:list text:continue-numbering="true" text:style-name="WWNum22">
        <text:list-item>
          <text:p text:style-name="P24" loext:marker-style-name="T12">Trunk-Based Development:<text:span text:style-name="T12"/></text:p>
        </text:list-item>
      </text:list>
      <text:p text:style-name="P25" loext:marker-style-name="T7"><text:span text:style-name="T7">This strategy emphasizes a streamlined approach with a single, shared branch, typically named trunk or main, where developers integrate their changes frequently, ideally multiple times a day </text:span><text:span text:style-name="T13">1</text:span><text:span text:style-name="T7">. Short-lived feature branches are created for small, focused changes and merged back into the trunk as quickly as possible </text:span><text:span text:style-name="T13">1</text:span><text:span text:style-name="T7">. Feature flags are often employed to manage the release of features that are not yet fully complete </text:span><text:span text:style-name="T13">4</text:span><text:span text:style-name="T7">. The key benefits of Trunk-Based Development are its simplicity and speed, fostering rapid development cycles and continuous integration </text:span><text:span text:style-name="T13">1</text:span><text:span text:style-name="T7">. By encouraging frequent integration, it significantly reduces the likelihood of merge conflicts </text:span><text:span text:style-name="T13">1</text:span><text:span text:style-name="T7">. However, this strategy demands a high level of team discipline and relies heavily on robust automated testing and CI/CD practices to ensure the stability of the trunk </text:span><text:span text:style-name="T13">1</text:span><text:span text:style-name="T7">. It might be less suitable for projects with complex release requirements or a strong need for long-lived environment branches for distinct testing phases </text:span><text:span text:style-name="T13">1</text:span><text:span text:style-name="T7">. Coordinating frequent commits from multiple independent teams to a single trunk in a mono-repository can also present challenges without clear communication and well-defined code ownership.</text:span></text:p>
      <text:p text:style-name="P27">Table 1: Comparative Analysis of Git Branching Strategies for Your Project:</text:p>
      <text:p text:style-name="P28" loext:marker-style-name="T8"/>
      <text:p text:style-name="P28" loext:marker-style-name="T8"><text:soft-page-break/></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9" loext:marker-style-name="T14"><text:span text:style-name="T14">Feature</text:span><text:span text:style-name="T14"/></text:p>
          </table:table-cell>
          <table:table-cell table:style-name="Table1.A1" office:value-type="string">
            <text:p text:style-name="P29" loext:marker-style-name="T14"><text:span text:style-name="T14">Gitflow</text:span><text:span text:style-name="T14"/></text:p>
          </table:table-cell>
          <table:table-cell table:style-name="Table1.A1" office:value-type="string">
            <text:p text:style-name="P29" loext:marker-style-name="T14"><text:span text:style-name="T14">GitHub Flow</text:span><text:span text:style-name="T14"/></text:p>
          </table:table-cell>
          <table:table-cell table:style-name="Table1.A1" office:value-type="string">
            <text:p text:style-name="P29" loext:marker-style-name="T14"><text:span text:style-name="T14">GitLab Flow</text:span><text:span text:style-name="T14"/></text:p>
          </table:table-cell>
          <table:table-cell table:style-name="Table1.A1" office:value-type="string">
            <text:p text:style-name="P29" loext:marker-style-name="T14"><text:span text:style-name="T14">Trunk-Based Development</text:span><text:span text:style-name="T14"/></text:p>
          </table:table-cell>
        </table:table-row>
        <table:table-row table:style-name="Table1.1">
          <table:table-cell table:style-name="Table1.A1" office:value-type="string">
            <text:p text:style-name="P29" loext:marker-style-name="T14"><text:span text:style-name="T14">Complexity</text:span><text:span text:style-name="T14"/></text:p>
          </table:table-cell>
          <table:table-cell table:style-name="Table1.A1" office:value-type="string">
            <text:p text:style-name="P29" loext:marker-style-name="T15"><text:span text:style-name="T15">High</text:span><text:span text:style-name="T15"/></text:p>
          </table:table-cell>
          <table:table-cell table:style-name="Table1.A1" office:value-type="string">
            <text:p text:style-name="P29" loext:marker-style-name="T15"><text:span text:style-name="T15">Low</text:span><text:span text:style-name="T15"/></text:p>
          </table:table-cell>
          <table:table-cell table:style-name="Table1.A1" office:value-type="string">
            <text:p text:style-name="P29" loext:marker-style-name="T15"><text:span text:style-name="T15">Medium</text:span><text:span text:style-name="T15"/></text:p>
          </table:table-cell>
          <table:table-cell table:style-name="Table1.A1" office:value-type="string">
            <text:p text:style-name="P29" loext:marker-style-name="T15"><text:span text:style-name="T15">Low</text:span><text:span text:style-name="T15"/></text:p>
          </table:table-cell>
        </table:table-row>
        <table:table-row table:style-name="Table1.1">
          <table:table-cell table:style-name="Table1.A1" office:value-type="string">
            <text:p text:style-name="P29" loext:marker-style-name="T14"><text:span text:style-name="T14">Agility (Daily DEV)</text:span><text:span text:style-name="T14"/></text:p>
          </table:table-cell>
          <table:table-cell table:style-name="Table1.A1" office:value-type="string">
            <text:p text:style-name="P29" loext:marker-style-name="T15"><text:span text:style-name="T15">Low</text:span><text:span text:style-name="T15"/></text:p>
          </table:table-cell>
          <table:table-cell table:style-name="Table1.A1" office:value-type="string">
            <text:p text:style-name="P29" loext:marker-style-name="T15"><text:span text:style-name="T15">High</text:span><text:span text:style-name="T15"/></text:p>
          </table:table-cell>
          <table:table-cell table:style-name="Table1.A1" office:value-type="string">
            <text:p text:style-name="P29" loext:marker-style-name="T15"><text:span text:style-name="T15">Medium</text:span><text:span text:style-name="T15"/></text:p>
          </table:table-cell>
          <table:table-cell table:style-name="Table1.A1" office:value-type="string">
            <text:p text:style-name="P29" loext:marker-style-name="T15"><text:span text:style-name="T15">High</text:span><text:span text:style-name="T15"/></text:p>
          </table:table-cell>
        </table:table-row>
        <table:table-row table:style-name="Table1.1">
          <table:table-cell table:style-name="Table1.A1" office:value-type="string">
            <text:p text:style-name="P29" loext:marker-style-name="T14"><text:span text:style-name="T14">STG/PROD Stability</text:span><text:span text:style-name="T14"/></text:p>
          </table:table-cell>
          <table:table-cell table:style-name="Table1.A1" office:value-type="string">
            <text:p text:style-name="P29" loext:marker-style-name="T15"><text:span text:style-name="T15">Medium</text:span><text:span text:style-name="T15"/></text:p>
          </table:table-cell>
          <table:table-cell table:style-name="Table1.A1" office:value-type="string">
            <text:p text:style-name="P29" loext:marker-style-name="T15"><text:span text:style-name="T15">Low</text:span><text:span text:style-name="T15"/></text:p>
          </table:table-cell>
          <table:table-cell table:style-name="Table1.A1" office:value-type="string">
            <text:p text:style-name="P29" loext:marker-style-name="T15"><text:span text:style-name="T15">High</text:span><text:span text:style-name="T15"/></text:p>
          </table:table-cell>
          <table:table-cell table:style-name="Table1.A1" office:value-type="string">
            <text:p text:style-name="P29" loext:marker-style-name="T15"><text:span text:style-name="T15">Medium</text:span><text:span text:style-name="T15"/></text:p>
          </table:table-cell>
        </table:table-row>
        <table:table-row table:style-name="Table1.1">
          <table:table-cell table:style-name="Table1.A1" office:value-type="string">
            <text:p text:style-name="P29" loext:marker-style-name="T14"><text:span text:style-name="T14">Multi-Team Suitability</text:span><text:span text:style-name="T14"/></text:p>
          </table:table-cell>
          <table:table-cell table:style-name="Table1.A1" office:value-type="string">
            <text:p text:style-name="P29" loext:marker-style-name="T15"><text:span text:style-name="T15">Medium</text:span><text:span text:style-name="T15"/></text:p>
          </table:table-cell>
          <table:table-cell table:style-name="Table1.A1" office:value-type="string">
            <text:p text:style-name="P29" loext:marker-style-name="T15"><text:span text:style-name="T15">Medium</text:span><text:span text:style-name="T15"/></text:p>
          </table:table-cell>
          <table:table-cell table:style-name="Table1.A1" office:value-type="string">
            <text:p text:style-name="P29" loext:marker-style-name="T15"><text:span text:style-name="T15">High</text:span><text:span text:style-name="T15"/></text:p>
          </table:table-cell>
          <table:table-cell table:style-name="Table1.A1" office:value-type="string">
            <text:p text:style-name="P29" loext:marker-style-name="T15"><text:span text:style-name="T15">Medium</text:span><text:span text:style-name="T15"/></text:p>
          </table:table-cell>
        </table:table-row>
        <table:table-row table:style-name="Table1.1">
          <table:table-cell table:style-name="Table1.A1" office:value-type="string">
            <text:p text:style-name="P29" loext:marker-style-name="T14"><text:span text:style-name="T14">Mono-Repo Suitability</text:span><text:span text:style-name="T14"/></text:p>
          </table:table-cell>
          <table:table-cell table:style-name="Table1.A1" office:value-type="string">
            <text:p text:style-name="P29" loext:marker-style-name="T15"><text:span text:style-name="T15">Medium</text:span><text:span text:style-name="T15"/></text:p>
          </table:table-cell>
          <table:table-cell table:style-name="Table1.A1" office:value-type="string">
            <text:p text:style-name="P29" loext:marker-style-name="T15"><text:span text:style-name="T15">Medium</text:span><text:span text:style-name="T15"/></text:p>
          </table:table-cell>
          <table:table-cell table:style-name="Table1.A1" office:value-type="string">
            <text:p text:style-name="P29" loext:marker-style-name="T15"><text:span text:style-name="T15">High</text:span><text:span text:style-name="T15"/></text:p>
          </table:table-cell>
          <table:table-cell table:style-name="Table1.A1" office:value-type="string">
            <text:p text:style-name="P29" loext:marker-style-name="T15"><text:span text:style-name="T15">Medium</text:span><text:span text:style-name="T15"/></text:p>
          </table:table-cell>
        </table:table-row>
        <table:table-row table:style-name="Table1.1">
          <table:table-cell table:style-name="Table1.A1" office:value-type="string">
            <text:p text:style-name="P29" loext:marker-style-name="T14"><text:span text:style-name="T14">Multiple Environments</text:span><text:span text:style-name="T14"/></text:p>
          </table:table-cell>
          <table:table-cell table:style-name="Table1.A1" office:value-type="string">
            <text:p text:style-name="P29" loext:marker-style-name="T15"><text:span text:style-name="T15">Yes</text:span><text:span text:style-name="T15"/></text:p>
          </table:table-cell>
          <table:table-cell table:style-name="Table1.A1" office:value-type="string">
            <text:p text:style-name="P29" loext:marker-style-name="T15"><text:span text:style-name="T15">No</text:span><text:span text:style-name="T15"/></text:p>
          </table:table-cell>
          <table:table-cell table:style-name="Table1.A1" office:value-type="string">
            <text:p text:style-name="P29" loext:marker-style-name="T15"><text:span text:style-name="T15">Yes</text:span><text:span text:style-name="T15"/></text:p>
          </table:table-cell>
          <table:table-cell table:style-name="Table1.A1" office:value-type="string">
            <text:p text:style-name="P29" loext:marker-style-name="T15"><text:span text:style-name="T15">No (typically)</text:span><text:span text:style-name="T15"/></text:p>
          </table:table-cell>
        </table:table-row>
        <table:table-row table:style-name="Table1.1">
          <table:table-cell table:style-name="Table1.A1" office:value-type="string">
            <text:p text:style-name="P29" loext:marker-style-name="T14"><text:span text:style-name="T14">Learning Curve</text:span><text:span text:style-name="T14"/></text:p>
          </table:table-cell>
          <table:table-cell table:style-name="Table1.A1" office:value-type="string">
            <text:p text:style-name="P29" loext:marker-style-name="T15"><text:span text:style-name="T15">High</text:span><text:span text:style-name="T15"/></text:p>
          </table:table-cell>
          <table:table-cell table:style-name="Table1.A1" office:value-type="string">
            <text:p text:style-name="P29" loext:marker-style-name="T15"><text:span text:style-name="T15">Low</text:span><text:span text:style-name="T15"/></text:p>
          </table:table-cell>
          <table:table-cell table:style-name="Table1.A1" office:value-type="string">
            <text:p text:style-name="P29" loext:marker-style-name="T15"><text:span text:style-name="T15">Medium</text:span><text:span text:style-name="T15"/></text:p>
          </table:table-cell>
          <table:table-cell table:style-name="Table1.A1" office:value-type="string">
            <text:p text:style-name="P29" loext:marker-style-name="T15"><text:span text:style-name="T15">Low</text:span><text:span text:style-name="T15"/></text:p>
          </table:table-cell>
        </table:table-row>
      </table:table>
      <text:p text:style-name="P30">3. Collaboration</text:p>
      <text:h text:style-name="P31" text:outline-level="2">3. Collaboration</text:h>
      <text:p text:style-name="P32" loext:marker-style-name="T7"><text:span text:style-name="T7">Implementing an effective Git branching strategy in a mono-repository with multiple independent teams necessitates careful consideration of team collaboration models. Several challenges arise in such an environment. </text:span><text:span text:style-name="T7"/></text:p>
      <text:p text:style-name="P32" loext:marker-style-name="T7"><text:span text:style-name="T7">The shared nature of the codebase increases the potential for merge conflicts and integration issues, even if teams are working on seemingly disparate components </text:span><text:span text:style-name="T13">2</text:span><text:span text:style-name="T7">.</text:span></text:p>
      <text:p text:style-name="P32" loext:marker-style-name="T7"><text:span text:style-name="T7">Changes made by one team can inadvertently impact the functionality of another team's components due to shared dependencies or underlying infrastructure </text:span><text:span text:style-name="T13">17</text:span><text:span text:style-name="T7">.</text:span></text:p>
      <text:p text:style-name="P32" loext:marker-style-name="T7"><text:span text:style-name="T7">Maintaining consistent code quality and standards across all components becomes more challenging without clear guidelines and processes </text:span><text:span text:style-name="T13">18</text:span><text:span text:style-name="T7">. </text:span></text:p>
      <text:p text:style-name="P32" loext:marker-style-name="T7"><text:span text:style-name="T7">Given that the four teams in this project do not communicate directly, these challenges are amplified, underscoring the critical need for a well-defined branching strategy and collaboration model to mitigate risks and ensure a smooth development process </text:span><text:span text:style-name="T13">20</text:span><text:span text:style-name="T7">.</text:span></text:p>
      <text:p text:style-name="P32" loext:marker-style-name="T7"><text:span text:style-name="T7">To address these challenges, establishing clear code ownership and separation of concerns is paramount. </text:span><text:span text:style-name="T7"/></text:p>
      <text:p text:style-name="P32" loext:marker-style-name="T7"><text:span text:style-name="T7">Each team should be assigned ownership of specific components or directories within the mono-repository </text:span><text:span text:style-name="T13">20</text:span><text:span text:style-name="T7">. </text:span></text:p>
      <text:p text:style-name="P32" loext:marker-style-name="T7"><text:span text:style-name="T7">This ownership should be enforced through code review processes, where any proposed changes to a team's owned code must be reviewed and approved by a member of that team. Implementing well-defined and thoroughly documented interfaces between the different components is also crucial </text:span><text:span text:style-name="T13">20</text:span><text:span text:style-name="T7">. </text:span></text:p>
      <text:p text:style-name="P32" loext:marker-style-name="T7"><text:span text:style-name="T7">These interfaces act as contracts, minimizing direct dependencies between teams and reducing the likelihood of changes in one component causing unintended side effects in others. </text:span><text:span text:style-name="T7"/></text:p>
      <text:p text:style-name="P32" loext:marker-style-name="T7"><text:span text:style-name="T7">Utilizing Domain-Driven Design (DDD) principles can further enhance separation by organizing the codebase around distinct business domains, aligning directly with team responsibilities </text:span><text:span text:style-name="T13">18</text:span><text:span text:style-name="T7">.</text:span></text:p>
      <text:p text:style-name="P32" loext:marker-style-name="T7"><text:span text:style-name="T7">While the user indicates that the teams do not communicate directly, establishing clear protocols for communicating significant interface changes or major architectural decisions is still essential </text:span><text:span text:style-name="T13">20</text:span><text:span text:style-name="T7">. </text:span></text:p>
      <text:p text:style-name="P32" loext:marker-style-name="T7"><text:span text:style-name="T7">Even without constant direct interaction, well-defined and documented APIs and contracts serve as a vital form of indirect communication, enabling teams to integrate their work effectively while maintaining a degree of autonomy </text:span><text:span text:style-name="T13">20</text:span><text:span text:style-name="T7">.</text:span></text:p>
      <text:p text:style-name="P33" loext:marker-style-name="T7"><text:soft-page-break/></text:p>
      <text:p text:style-name="P34">4. Recommended</text:p>
      <text:h text:style-name="P35" text:outline-level="1">4. Solution</text:h>
      <text:p text:style-name="P32" loext:marker-style-name="T7"><text:span text:style-name="T7">Based on the analysis of various Git branching strategies and the specific requirements of the project, </text:span><text:span text:style-name="T8">GitLab Flow</text:span><text:span text:style-name="T7"> emerges as the most suitable approach. </text:span></text:p>
      <text:p text:style-name="P32" loext:marker-style-name="T7"><text:span text:style-name="T7">It provides a robust framework that balances the need for environment management, agility, and support for independent teams working within a mono-repository.</text:span><text:span text:style-name="T7"/></text:p>
      <text:p text:style-name="P21" loext:marker-style-name="T7"><text:span text:style-name="T7">The recommended branching workflow is as follows:</text:span><text:span text:style-name="T7"/></text:p>
      <text:list text:style-name="WWNum9">
        <text:list-item>
          <text:p text:style-name="P36" loext:marker-style-name="T12">main: <text:span text:style-name="T12"/></text:p>
        </text:list-item>
      </text:list>
      <text:p text:style-name="P23" loext:marker-style-name="T7"><text:span text:style-name="T7">This branch will serve as the definitive source of truth, representing the code currently deployed in the production environment. </text:span><text:span text:style-name="T7"/></text:p>
      <text:p text:style-name="P23" loext:marker-style-name="T7"><text:span text:style-name="T7">It should be protected with branch policies requiring pull requests, successful builds, and a minimum number of reviewers before any merges are allowed.</text:span><text:span text:style-name="T7"/></text:p>
      <text:list text:continue-numbering="true" text:style-name="WWNum9">
        <text:list-item>
          <text:p text:style-name="P37" loext:marker-style-name="T12">develop: <text:span text:style-name="T12"/></text:p>
        </text:list-item>
      </text:list>
      <text:p text:style-name="P25" loext:marker-style-name="T7"><text:span text:style-name="T7">This will be the primary integration branch where all daily development activities converge.</text:span><text:span text:style-name="T7"/></text:p>
      <text:p text:style-name="P25" loext:marker-style-name="T7"><text:span text:style-name="T7">Feature branches from all four teams will be created from and merged into this branch.</text:span><text:span text:style-name="T7"/></text:p>
      <text:p text:style-name="P25" loext:marker-style-name="T7"><text:span text:style-name="T7">An automated CI/CD pipeline will be configured to build and deploy the code in the develop branch to the DEV environment whenever a merge occurs. This supports the requirement for potential daily DEV deployments.</text:span><text:span text:style-name="T7"/></text:p>
      <text:list text:continue-numbering="true" text:style-name="WWNum9">
        <text:list-item>
          <text:p text:style-name="P37" loext:marker-style-name="T12">staging: <text:span text:style-name="T12"/></text:p>
        </text:list-item>
      </text:list>
      <text:p text:style-name="P25" loext:marker-style-name="T7"><text:span text:style-name="T7">This branch will represent the pre-production environment used for final acceptance testing. </text:span><text:span text:style-name="T7"/></text:p>
      <text:p text:style-name="P25" loext:marker-style-name="T7"><text:span text:style-name="T7">Code that has been thoroughly tested in the DEV environment and is deemed ready for more rigorous evaluation will be merged into the staging branch from develop via pull requests. </text:span><text:span text:style-name="T7"/></text:p>
      <text:p text:style-name="P25" loext:marker-style-name="T7"><text:span text:style-name="T7">A CI/CD pipeline will be triggered upon merges to staging to build and deploy the code to the STG environment. </text:span><text:span text:style-name="T7"/></text:p>
      <text:p text:style-name="P25" loext:marker-style-name="T7"><text:span text:style-name="T7">Branch policies should require successful builds and potentially one reviewer for merges into staging.</text:span><text:span text:style-name="T7"/></text:p>
      <text:list text:continue-numbering="true" text:style-name="WWNum9">
        <text:list-item>
          <text:p text:style-name="P37" loext:marker-style-name="T12">branch: <text:span text:style-name="T12"/></text:p>
        </text:list-item>
      </text:list>
      <text:p text:style-name="P25" loext:marker-style-name="T7"><text:span text:style-name="T7">This branch will mirror the main branch and will be specifically used to trigger deployments to the PROD environment.</text:span><text:span text:style-name="T7"/></text:p>
      <text:p text:style-name="P25" loext:marker-style-name="T7"><text:span text:style-name="T7">Merges into production will originate from the staging branch after successful acceptance testing has been completed. </text:span><text:span text:style-name="T7"/></text:p>
      <text:p text:style-name="P25" loext:marker-style-name="T7"><text:soft-page-break/><text:span text:style-name="T7">These merges will be facilitated through pull requests that require approvals (potentially manual sign-offs) and successful builds.</text:span><text:span text:style-name="T7"/></text:p>
      <text:p text:style-name="P25" loext:marker-style-name="T7"><text:span text:style-name="T7">A CI/CD pipeline will then deploy the code from the production branch to the PROD environment. </text:span><text:span text:style-name="T7"/></text:p>
      <text:p text:style-name="P25" loext:marker-style-name="T7"><text:span text:style-name="T7">Subsequently, the production branch should be merged back into the main branch to ensure that the production release is reflected in the main codebase.</text:span><text:span text:style-name="T7"/></text:p>
      <text:list text:continue-numbering="true" text:style-name="WWNum9">
        <text:list-item>
          <text:p text:style-name="P37" loext:marker-style-name="T12">features: <text:span text:style-name="T12"/></text:p>
        </text:list-item>
      </text:list>
      <text:p text:style-name="P25" loext:marker-style-name="T7"><text:span text:style-name="T7">Each of the four teams will create short-lived branches from the develop branch following the naming convention feature/&lt;team&gt;/&lt;feature-name&gt;, </text:span><text:span text:style-name="T7"/></text:p>
      <text:p text:style-name="P25" loext:marker-style-name="T7"><text:span text:style-name="T7">where &lt;team&gt; identifies the team working on the feature and &lt;feature-name&gt; provides a concise description of the feature. </text:span><text:span text:style-name="T7"/></text:p>
      <text:p text:style-name="P25" loext:marker-style-name="T7"><text:span text:style-name="T7">Developers will work on their respective features or bug fixes within these branches, committing code locally and pushing their branches to Azure DevOps. To minimize integration issues, teams should regularly merge the latest changes from the develop branch into their feature branches. </text:span><text:span text:style-name="T7"/></text:p>
      <text:p text:style-name="P25" loext:marker-style-name="T7"><text:span text:style-name="T7">Once a feature is complete and has undergone initial local testing, the team will create a pull request targeting the develop branch.</text:span><text:span text:style-name="T7"/></text:p>
      <text:list text:continue-numbering="true" text:style-name="WWNum9">
        <text:list-item>
          <text:p text:style-name="P37" loext:marker-style-name="T12">hotfix: <text:span text:style-name="T12"/></text:p>
        </text:list-item>
      </text:list>
      <text:p text:style-name="P25" loext:marker-style-name="T7"><text:span text:style-name="T7">In the event of an urgent bug being discovered in the production environment, a dedicated hotfix/&lt;issue-id&gt; branch will be created directly from the production branch. </text:span><text:span text:style-name="T7"/></text:p>
      <text:p text:style-name="P25" loext:marker-style-name="T7"><text:span text:style-name="T7">The fix will be implemented and committed to this branch. </text:span><text:span text:style-name="T7"/></text:p>
      <text:p text:style-name="P25" loext:marker-style-name="T7"><text:span text:style-name="T7">A pull request will then be created to merge the hotfix branch into the production branch. </text:span><text:span text:style-name="T7"/></text:p>
      <text:p text:style-name="P25" loext:marker-style-name="T7"><text:span text:style-name="T7">Upon approval and successful build, the production environment will be updated with the fix. </text:span><text:span text:style-name="T7"/></text:p>
      <text:p text:style-name="P25" loext:marker-style-name="T7"><text:span text:style-name="T7">Crucially, a separate pull request must also be created to merge the hotfix branch into the develop branch to ensure that the fix is integrated back into the main development line, preventing regressions in future releases.</text:span><text:span text:style-name="T7"/></text:p>
      <text:p text:style-name="P38">team process</text:p>
      <text:p text:style-name="P39" loext:marker-style-name="T7"><text:span text:style-name="T7">This branching workflow, combined with the following team process, will support the user's requirements:</text:span><text:span text:style-name="T7"/></text:p>
      <text:list text:style-name="WWNum19">
        <text:list-item>
          <text:p text:style-name="P40">Each team will primarily operate within their designated feature branches, ensuring that their work is isolated from other teams until it is ready for integration.</text:p>
        </text:list-item>
        <text:list-item>
          <text:p text:style-name="P40">Teams are responsible for conducting thorough local testing, including unit tests, before submitting a pull request to merge their feature branch into the shared develop branch.</text:p>
        </text:list-item>
        <text:list-item>
          <text:p text:style-name="P40"><text:soft-page-break/>The automated CI/CD pipeline associated with the develop branch will serve as the initial gate for quality, ensuring that all merged code builds successfully and passes automated tests before being deployed to the DEV environment.</text:p>
        </text:list-item>
        <text:list-item>
          <text:p text:style-name="P40">The promotion of code from the DEV environment to the STG environment will be managed through pull requests from develop to staging. This step might involve additional automated testing triggered on the staging branch to ensure a higher level of stability before acceptance testing.</text:p>
        </text:list-item>
        <text:list-item>
          <text:p text:style-name="P40">The final promotion to the PROD environment will be controlled through pull requests from staging to production, requiring appropriate approvals from stakeholders and potentially further automated checks.</text:p>
        </text:list-item>
        <text:list-item>
          <text:p text:style-name="P41">The hotfix process ensures that critical production issues can be addressed swiftly while also maintaining the integrity of the development baseline.</text:p>
        </text:list-item>
      </text:list>
      <text:p text:style-name="P42">5. Implementation</text:p>
      <text:h text:style-name="P43" text:outline-level="2">5. Implementation</text:h>
      <text:p text:style-name="P21" loext:marker-style-name="T7"><text:span text:style-name="T7">Implementing the recommended GitLab Flow strategy within Azure DevOps requires the following steps:</text:span><text:span text:style-name="T7"/></text:p>
      <text:list xml:id="list2639570755" text:style-name="WWNum23">
        <text:list-item>
          <text:p text:style-name="P44" loext:marker-style-name="T12">Branching Structure and Policies:<text:span text:style-name="T12"/></text:p>
        </text:list-item>
      </text:list>
      <text:list text:style-name="WWNum14">
        <text:list-item>
          <text:list>
            <text:list-item>
              <text:p text:style-name="P45">Navigate to your project in Azure DevOps and access the "Repos" section.</text:p>
            </text:list-item>
            <text:list-item>
              <text:p text:style-name="P45">Create the develop, staging, and production branches if they do not already exist alongside the default main branch.</text:p>
            </text:list-item>
            <text:list-item>
              <text:p text:style-name="P45">Configure branch policies for each of the core branches:</text:p>
            </text:list-item>
          </text:list>
        </text:list-item>
      </text:list>
      <text:list xml:id="list4110125669" text:style-name="WWNum24">
        <text:list-item>
          <text:list>
            <text:list-item>
              <text:list>
                <text:list-item>
                  <text:p text:style-name="P46">For the main and production branches, navigate to the branch settings and configure policies to:</text:p>
                </text:list-item>
              </text:list>
            </text:list-item>
          </text:list>
        </text:list-item>
      </text:list>
      <text:list text:style-name="WWNum11">
        <text:list-item>
          <text:list>
            <text:list-item>
              <text:list>
                <text:list-item>
                  <text:list>
                    <text:list-item>
                      <text:p text:style-name="P47">Require a minimum of two reviewers.</text:p>
                    </text:list-item>
                    <text:list-item>
                      <text:p text:style-name="P47">Require a successful build pipeline to be completed before merging.</text:p>
                    </text:list-item>
                    <text:list-item>
                      <text:p text:style-name="P47">Prevent contributors from committing directly to the branch.</text:p>
                    </text:list-item>
                  </text:list>
                </text:list-item>
              </text:list>
            </text:list-item>
          </text:list>
        </text:list-item>
      </text:list>
      <text:list xml:id="list150959231464882" text:continue-list="list4110125669" text:style-name="WWNum24">
        <text:list-item>
          <text:list>
            <text:list-item>
              <text:list>
                <text:list-item>
                  <text:p text:style-name="P46">For the develop and staging branches, configure policies to:</text:p>
                </text:list-item>
              </text:list>
            </text:list-item>
          </text:list>
        </text:list-item>
      </text:list>
      <text:list text:style-name="WWNum10">
        <text:list-item>
          <text:list>
            <text:list-item>
              <text:list>
                <text:list-item>
                  <text:list>
                    <text:list-item>
                      <text:p text:style-name="P48">Require a successful build pipeline to be completed before merging.</text:p>
                    </text:list-item>
                    <text:list-item>
                      <text:p text:style-name="P48">Prevent contributors from committing directly to the branch.</text:p>
                    </text:list-item>
                    <text:list-item>
                      <text:p text:style-name="P48">Consider requiring one reviewer for merges into the staging branch.</text:p>
                    </text:list-item>
                  </text:list>
                </text:list-item>
              </text:list>
            </text:list-item>
          </text:list>
        </text:list-item>
      </text:list>
      <text:list text:continue-list="list150959231464882" text:style-name="WWNum24">
        <text:list-item>
          <text:list>
            <text:list-item>
              <text:list>
                <text:list-item>
                  <text:p text:style-name="P46">For the feature/* and hotfix/* branch patterns, encourage the use of pull requests for merging. You can optionally configure policies to require a successful build pipeline before allowing merges into their respective target branches (develop for feature/* and production for hotfix/*).</text:p>
                </text:list-item>
              </text:list>
            </text:list-item>
          </text:list>
        </text:list-item>
      </text:list>
      <text:list xml:id="list150959465086517" text:continue-list="list2639570755" text:style-name="WWNum23">
        <text:list-item>
          <text:p text:style-name="P49" loext:marker-style-name="T12">Workflow for Feature Development:<text:span text:style-name="T12"/></text:p>
        </text:list-item>
      </text:list>
      <text:list text:style-name="WWNum13">
        <text:list-item>
          <text:list>
            <text:list-item>
              <text:p text:style-name="P50">A developer from one of the four teams needs to start working on a new feature. They will create a new branch from the develop branch following the naming convention feature/&lt;team-name&gt;/&lt;feature-description&gt;. For example, a developer from "Team A" working on a "user authentication" feature would create a branch named feature/team-a/user-authentication.</text:p>
            </text:list-item>
            <text:list-item>
              <text:p text:style-name="P50">The developer makes the necessary code changes, commits them locally using Git, and then pushes the newly created branch to the remote Azure DevOps repository.</text:p>
            </text:list-item>
            <text:list-item>
              <text:p text:style-name="P50">Once the feature development is complete and the developer has performed initial local testing (including unit tests), they will create a Pull Request (PR) in Azure DevOps. This PR will target the develop branch as the destination for the merge.</text:p>
            </text:list-item>
            <text:list-item>
              <text:p text:style-name="P50">The creation of the PR will automatically trigger the build pipeline that is configured for the develop branch. This pipeline should compile the code, run unit tests, and perform any other necessary automated checks.</text:p>
            </text:list-item>
            <text:list-item>
              <text:p text:style-name="P50">Another member of the team (or a designated code reviewer) will review the code changes presented in the PR, providing feedback and ensuring code quality.</text:p>
            </text:list-item>
            <text:list-item>
              <text:p text:style-name="P50">Upon receiving the necessary approvals and confirmation that the build pipeline has <text:soft-page-break/>completed successfully, the PR can be merged into the develop branch. After the merge, the developer can delete their feature branch from both their local machine and the remote repository.</text:p>
            </text:list-item>
          </text:list>
        </text:list-item>
      </text:list>
      <text:list xml:id="list150958870458465" text:continue-list="list150959465086517" text:style-name="WWNum23">
        <text:list-item>
          <text:p text:style-name="P49" loext:marker-style-name="T12">Workflow for Bug Fixes:<text:span text:style-name="T12"/></text:p>
        </text:list-item>
      </text:list>
      <text:list text:style-name="WWNum3">
        <text:list-item>
          <text:list>
            <text:list-item>
              <text:p text:style-name="P51" loext:marker-style-name="T16">Bug found in the DEV environment: <text:span text:style-name="T16"/></text:p>
            </text:list-item>
          </text:list>
        </text:list-item>
      </text:list>
      <text:p text:style-name="P52" loext:marker-style-name="T7"><text:span text:style-name="T7">A developer creates a branch feature/&lt;team-name&gt;/fix-issue-123 from the develop branch, implements the fix, and follows the same Pull Request process as outlined for feature development to merge the fix into the develop branch.</text:span><text:span text:style-name="T7"/></text:p>
      <text:list text:continue-numbering="true" text:style-name="WWNum3">
        <text:list-item>
          <text:list>
            <text:list-item>
              <text:p text:style-name="P53" loext:marker-style-name="T16">Bug found in the STG environment: <text:span text:style-name="T16"/></text:p>
            </text:list-item>
          </text:list>
        </text:list-item>
      </text:list>
      <text:p text:style-name="P54" loext:marker-style-name="T7"><text:span text:style-name="T7">A developer creates a branch feature/&lt;team-name&gt;/fix-issue-456 from the develop branch, implements the fix, and merges it into develop. The fix will then be included in the next regular promotion of code from develop to staging. Depending on the urgency of the fix, it could also be cherry-picked directly into the staging branch after it has been merged into develop.</text:span><text:span text:style-name="T7"/></text:p>
      <text:list text:continue-numbering="true" text:style-name="WWNum3">
        <text:list-item>
          <text:list>
            <text:list-item>
              <text:p text:style-name="P55" loext:marker-style-name="T16">Bug found in the PROD environment (Hotfix):<text:span text:style-name="T16"/></text:p>
            </text:list-item>
          </text:list>
        </text:list-item>
      </text:list>
      <text:list text:style-name="WWNum4">
        <text:list-item>
          <text:list>
            <text:list-item>
              <text:list>
                <text:list-item>
                  <text:p text:style-name="P56">A developer creates a hotfix/&lt;issue-id&gt; branch directly from the production branch.</text:p>
                </text:list-item>
                <text:list-item>
                  <text:p text:style-name="P56">The developer implements the necessary fix and commits the changes to this branch.</text:p>
                </text:list-item>
                <text:list-item>
                  <text:p text:style-name="P56">A Pull Request is created targeting the production branch. This PR should undergo code review and trigger a dedicated build pipeline for the production branch.</text:p>
                </text:list-item>
                <text:list-item>
                  <text:p text:style-name="P56">Upon approval and successful build, the PR is merged into the production branch, and a deployment to the PROD environment is initiated.</text:p>
                </text:list-item>
                <text:list-item>
                  <text:p text:style-name="P57">Immediately following the merge into production, a separate Pull Request must be created to merge the hotfix branch into the develop branch. This ensures that the fix is also included in the ongoing development efforts and prevents the bug from reappearing in future releases.</text:p>
                </text:list-item>
              </text:list>
            </text:list-item>
          </text:list>
        </text:list-item>
      </text:list>
      <text:p text:style-name="P58" loext:marker-style-name="T7"/>
      <text:list xml:id="list150957944856434" text:continue-list="list150958870458465" text:style-name="WWNum23">
        <text:list-item>
          <text:p text:style-name="P59" loext:marker-style-name="T12">Managing Releases and Deployments:<text:span text:style-name="T12"/></text:p>
        </text:list-item>
      </text:list>
      <text:p text:style-name="P60"/>
      <text:list text:style-name="WWNum12">
        <text:list-item>
          <text:list>
            <text:list-item>
              <text:p text:style-name="P61" loext:marker-style-name="T16">DEV Deployment:<text:span text:style-name="T16"/></text:p>
            </text:list-item>
          </text:list>
        </text:list-item>
      </text:list>
      <text:p text:style-name="P60" loext:marker-style-name="T7"><text:span text:style-name="T7">Configure an Azure DevOps YAML pipeline that is triggered automatically whenever a merge occurs into the develop branch. </text:span><text:span text:style-name="T7"/></text:p>
      <text:p text:style-name="P60" loext:marker-style-name="T7"><text:span text:style-name="T7">This pipeline should build the software and deploy it to the DEV environment.</text:span><text:span text:style-name="T7"/></text:p>
      <text:list text:continue-numbering="true" text:style-name="WWNum12">
        <text:list-item>
          <text:list>
            <text:list-item>
              <text:p text:style-name="P62" loext:marker-style-name="T16">STG Deployment: <text:span text:style-name="T16"/></text:p>
            </text:list-item>
          </text:list>
        </text:list-item>
      </text:list>
      <text:p text:style-name="P63" loext:marker-style-name="T7"><text:span text:style-name="T7">Set up another Azure DevOps YAML pipeline that is triggered by a pull request from the develop branch to the staging branch. </text:span><text:span text:style-name="T7"/></text:p>
      <text:p text:style-name="P63" loext:marker-style-name="T7"><text:span text:style-name="T7">Upon approval and successful build completion of this PR, the pipeline should deploy the code to the STG environment. </text:span><text:span text:style-name="T7"/></text:p>
      <text:p text:style-name="P63" loext:marker-style-name="T7"><text:span text:style-name="T7">This promotion can be scheduled periodically (e.g., daily or at the end of each sprint) or initiated manually by a designated team member.</text:span><text:span text:style-name="T7"/></text:p>
      <text:list text:continue-numbering="true" text:style-name="WWNum12">
        <text:list-item>
          <text:list>
            <text:list-item>
              <text:p text:style-name="P62" loext:marker-style-name="T16">PROD Deployment: <text:span text:style-name="T16"/></text:p>
            </text:list-item>
          </text:list>
        </text:list-item>
      </text:list>
      <text:p text:style-name="P63" loext:marker-style-name="T7"><text:span text:style-name="T7">Create a third Azure DevOps YAML pipeline that is triggered by a pull request from the staging branch to the production branch. </text:span><text:span text:style-name="T7"/></text:p>
      <text:p text:style-name="P63" loext:marker-style-name="T7"><text:span text:style-name="T7">This PR should require appropriate approvals from stakeholders. </text:span><text:span text:style-name="T7"/></text:p>
      <text:p text:style-name="P63" loext:marker-style-name="T7"><text:span text:style-name="T7">Once approved and the build pipeline completes successfully, this pipeline will deploy the code to the PROD environment. </text:span><text:span text:style-name="T7"/></text:p>
      <text:p text:style-name="P63" loext:marker-style-name="T7"><text:span text:style-name="T7">After the deployment to PROD is successful, a pull request should be created to merge the production branch back into the main branch.</text:span><text:span text:style-name="T7"/></text:p>
      <text:p text:style-name="P64" loext:marker-style-name="T7"/>
      <text:list xml:id="list150959040656030" text:continue-list="list150957944856434" text:style-name="WWNum23">
        <text:list-item>
          <text:p text:style-name="P65" loext:marker-style-name="T12">Handling Features in Various States:<text:span text:style-name="T12"/></text:p>
        </text:list-item>
      </text:list>
      <text:p text:style-name="P66" loext:marker-style-name="T8"/>
      <text:list text:style-name="WWNum21">
        <text:list-item>
          <text:list>
            <text:list-item>
              <text:p text:style-name="P67" loext:marker-style-name="T16">Started Features:<text:span text:style-name="T16"/></text:p>
            </text:list-item>
          </text:list>
        </text:list-item>
      </text:list>
      <text:p text:style-name="P52" loext:marker-style-name="T7"><text:span text:style-name="T7">Work in progress should reside in the team-specific feature branches. </text:span><text:span text:style-name="T7"/></text:p>
      <text:p text:style-name="P52" loext:marker-style-name="T7"><text:span text:style-name="T7">Developers should commit their changes frequently and push them to the remote repository.</text:span><text:span text:style-name="T7"/></text:p>
      <text:p text:style-name="P52" loext:marker-style-name="T7"><text:span text:style-name="T7">Regular merging of the develop branch into the feature branch is essential to minimize future merge conflicts.</text:span><text:span text:style-name="T7"/></text:p>
      <text:list text:continue-numbering="true" text:style-name="WWNum21">
        <text:list-item>
          <text:list>
            <text:list-item>
              <text:p text:style-name="P68" loext:marker-style-name="T16">Features Put On Hold:<text:span text:style-name="T16"/></text:p>
            </text:list-item>
          </text:list>
        </text:list-item>
      </text:list>
      <text:p text:style-name="P54" loext:marker-style-name="T7"><text:soft-page-break/><text:span text:style-name="T7">If a feature needs to be temporarily paused, the corresponding feature branch can remain open. </text:span><text:span text:style-name="T7"/></text:p>
      <text:p text:style-name="P54" loext:marker-style-name="T7"><text:span text:style-name="T7">It is crucial to continue merging changes from the develop branch into the held feature branch to keep it synchronized with the ongoing development.</text:span><text:span text:style-name="T7"/></text:p>
      <text:p text:style-name="P54" loext:marker-style-name="T7"><text:span text:style-name="T7">For longer holds, consider shelving or stashing the changes locally. </text:span><text:span text:style-name="T7"/></text:p>
      <text:p text:style-name="P54" loext:marker-style-name="T7"><text:span text:style-name="T7">Feature flags </text:span><text:span text:style-name="T13">4</text:span><text:span text:style-name="T7"> offer a powerful mechanism to merge incomplete features into the develop branch and even deploy them to the DEV environment without enabling them for end-users. </text:span></text:p>
      <text:p text:style-name="P54" loext:marker-style-name="T7"><text:span text:style-name="T7">These flags can then be toggled on or off as the feature's development progresses.</text:span><text:span text:style-name="T7"/></text:p>
      <text:list text:continue-list="list150959040656030" text:style-name="WWNum23">
        <text:list-item>
          <text:p text:style-name="P69" loext:marker-style-name="T12">Automation with Azure DevOps Pipelines:<text:span text:style-name="T12"/></text:p>
        </text:list-item>
      </text:list>
      <text:list text:style-name="WWNum18">
        <text:list-item>
          <text:list>
            <text:list-item>
              <text:p text:style-name="P70">Create separate YAML pipelines for building and deploying from the develop, staging, and production branches.</text:p>
            </text:list-item>
            <text:list-item>
              <text:p text:style-name="P70">Configure triggers on these pipelines to automatically run upon merges to the respective branches (for develop) or upon the completion of pull requests (for staging and production).</text:p>
            </text:list-item>
            <text:list-item>
              <text:p text:style-name="P71"><text:span text:style-name="T7">Implement pipeline gates and approvals </text:span><text:span text:style-name="T13">21</text:span><text:span text:style-name="T7"> for the STG and PROD deployment pipelines. This allows for manual reviews and sign-offs before the code is deployed to these higher-level environments.</text:span></text:p>
            </text:list-item>
            <text:list-item>
              <text:p text:style-name="P72">Utilize Azure DevOps environments to track the deployment history and health of the DEV, STG, and PROD environments, providing better visibility into the deployment process.</text:p>
            </text:list-item>
          </text:list>
        </text:list-item>
      </text:list>
      <text:p text:style-name="P73">6. Stability</text:p>
      <text:h text:style-name="P74" text:outline-level="2">6. Stability</text:h>
      <text:p text:style-name="P32" loext:marker-style-name="T7"><text:span text:style-name="T7">Maintaining the stability of the STG and PROD environments requires a strong focus on testing and quality assurance throughout the development lifecycle. Implement comprehensive automated testing suites, including unit tests, integration tests, and end-to-end tests, at various stages of the deployment pipeline </text:span><text:span text:style-name="T13">2</text:span><text:span text:style-name="T7">. </text:span></text:p>
      <text:p text:style-name="P32" loext:marker-style-name="T7"><text:span text:style-name="T7">Unit tests should be executed on every pull request to the develop branch to ensure the quality of individual code components. </text:span><text:span text:style-name="T7"/></text:p>
      <text:p text:style-name="P32" loext:marker-style-name="T7"><text:span text:style-name="T7">Integration tests should run after code is merged into the develop branch and before it is deployed to the DEV environment, verifying the interaction between different components. </text:span><text:span text:style-name="T7"/></text:p>
      <text:p text:style-name="P32" loext:marker-style-name="T7"><text:span text:style-name="T7">More comprehensive end-to-end tests should be executed after deployments to the STG environment to validate the entire system's functionality. </text:span><text:span text:style-name="T7"/></text:p>
      <text:p text:style-name="P32" loext:marker-style-name="T7"><text:span text:style-name="T7">Consider incorporating performance and security testing in the STG environment to identify potential issues before reaching production. Rigorous code reviews for all pull requests are also crucial for catching potential bugs and ensuring code quality </text:span><text:span text:style-name="T13">2</text:span><text:span text:style-name="T7">.</text:span></text:p>
      <text:p text:style-name="P32" loext:marker-style-name="T7"><text:span text:style-name="T7">Manual acceptance testing in the STG environment by testers or stakeholders before promoting to PROD provides an additional layer of validation </text:span><text:span text:style-name="T13">25</text:span><text:span text:style-name="T7">.</text:span></text:p>
      <text:p text:style-name="P32" loext:marker-style-name="T7"><text:span text:style-name="T7">To mitigate the impact of any issues that might arise in the PROD environment, a clear rollback plan should be established for each environment. </text:span><text:span text:style-name="T7"/></text:p>
      <text:p text:style-name="P32" loext:marker-style-name="T7"><text:span text:style-name="T7">This might involve redeploying the previously known stable version from the production branch or utilizing deployment slots in Azure App Service to quickly revert to a prior state. </text:span><text:span text:style-name="T7"/></text:p>
      <text:p text:style-name="P32" loext:marker-style-name="T7"><text:span text:style-name="T7">The hotfix branch workflow provides a mechanism for addressing critical production bugs swiftly. </text:span><text:span text:style-name="T7"/></text:p>
      <text:p text:style-name="P32" loext:marker-style-name="T7"><text:span text:style-name="T7">Ensure that all hotfixes undergo thorough testing before being deployed to PROD and are also merged back into the develop branch to prevent regressions in future releases </text:span><text:span text:style-name="T13">25</text:span><text:span text:style-name="T7">.</text:span></text:p>
      <text:p text:style-name="P75">7. Agility</text:p>
      <text:h text:style-name="P76" text:outline-level="2">7. Agility</text:h>
      <text:p text:style-name="P32" loext:marker-style-name="T7"><text:span text:style-name="T7">The recommended GitLab Flow strategy, with its emphasis on short-lived feature branches and frequent integration into the develop branch, naturally supports an agile development process </text:span><text:span text:style-name="T13">16</text:span><text:span text:style-name="T7">. </text:span></text:p>
      <text:p text:style-name="P32" loext:marker-style-name="T7"><text:span text:style-name="T7">The automated CI/CD pipeline for the develop branch, triggered on every merge, facilitates continuous integration and provides rapid feedback to the development teams </text:span><text:span text:style-name="T13">2</text:span><text:span text:style-name="T7">. </text:span></text:p>
      <text:p text:style-name="P32" loext:marker-style-name="T7"><text:span text:style-name="T7">To achieve the goal of frequent, potentially daily, deployments to the DEV environment, ensure that the build and deployment pipeline for the develop branch is optimized for speed and efficiency. </text:span><text:span text:style-name="T7"/></text:p>
      <text:p text:style-name="P32" loext:marker-style-name="T7"><text:span text:style-name="T7">Encourage developers to commit and merge their changes to develop frequently throughout the day. The strategic use of feature flags </text:span><text:span text:style-name="T13">4</text:span><text:span text:style-name="T7"> allows teams to merge work in progress into the develop branch and deploy it to the DEV environment without impacting the functionality experienced by testers or other developers. </text:span></text:p>
      <text:p text:style-name="P33">This enables continuous integration even when features are not fully complete, supporting a more agile and iterative development cycle.</text:p>
      <text:p text:style-name="P77">8. Guide</text:p>
      <text:h text:style-name="P78" text:outline-level="2">8. Guide</text:h>
      <text:p text:style-name="P21" loext:marker-style-name="T7"><text:span text:style-name="T7">To ensure a smooth transition to the new Git branching strategy and team process, the following steps should be taken to guide the four development teams:</text:span><text:span text:style-name="T7"/></text:p>
      <text:list text:style-name="WWNum17">
        <text:list-item>
          <text:p text:style-name="P79" loext:marker-style-name="T12">Onboarding Teams to the New Branching Strategy: <text:span text:style-name="T12"/></text:p>
        </text:list-item>
      </text:list>
      <text:p text:style-name="P23" loext:marker-style-name="T7"><text:span text:style-name="T7">Conduct comprehensive training sessions for all team members to thoroughly explain the new GitLab Flow branching strategy. </text:span><text:span text:style-name="T7"/></text:p>
      <text:p text:style-name="P23" loext:marker-style-name="T7"><text:span text:style-name="T7">Clearly articulate the purpose of each branch (main, develop, staging, production, feature/&lt;team&gt;/*, hotfix/*) and detail the specific workflows for feature development, bug fixes in different environments, and the overall deployment process. </text:span><text:span text:style-name="T7"/></text:p>
      <text:p text:style-name="P23" loext:marker-style-name="T7"><text:span text:style-name="T7">Emphasize the importance of adhering to the defined branch naming conventions (feature/&lt;team&gt;/&lt;feature-name&gt;, hotfix/&lt;issue-id&gt;) and the necessity of creating pull requests for all merges into the core branches (develop, staging, production, main). </text:span><text:span text:style-name="T7"/></text:p>
      <text:p text:style-name="P23" loext:marker-style-name="T7"><text:span text:style-name="T7">Highlight the role of the configured branch policies and the requirement for successful builds and code reviews before merges are permitted.</text:span><text:span text:style-name="T7"/></text:p>
      <text:list text:style-name="WWNum15">
        <text:list-item>
          <text:p text:style-name="P80" loext:marker-style-name="T12">Workflow Diagrams and Cheat Sheets: <text:span text:style-name="T12"/></text:p>
        </text:list-item>
      </text:list>
      <text:p text:style-name="P25" loext:marker-style-name="T7"><text:span text:style-name="T7">Create visual workflow diagrams that clearly illustrate the new branching strategy and the step-by-step process involved in each key workflow, including feature development, bug fixing (for DEV, STG, and PROD), and the release/deployment cycle across the different environments. </text:span><text:span text:style-name="T7"/></text:p>
      <text:p text:style-name="P25" loext:marker-style-name="T7"><text:span text:style-name="T7">Provide concise cheat sheets summarizing the essential Git commands relevant to the new workflow and a quick reference guide outlining the branching rules and policies.</text:span><text:span text:style-name="T7"/></text:p>
      <text:list text:style-name="WWNum20">
        <text:list-item>
          <text:p text:style-name="P81"><text:span text:style-name="T8">Training and Communication Plan:</text:span><text:span text:style-name="T7"> </text:span></text:p>
        </text:list-item>
      </text:list>
      <text:p text:style-name="P25" loext:marker-style-name="T7"><text:span text:style-name="T7">Organize initial training sessions for all team members to introduce the GitLab Flow strategy and provide an opportunity for questions and clarifications.</text:span><text:span text:style-name="T7"/></text:p>
      <text:p text:style-name="P25" loext:marker-style-name="T7"><text:span text:style-name="T7">Establish clear communication channels for ongoing support and to address any queries or issues that may arise during the adoption and implementation of the new branching process. </text:span><text:span text:style-name="T7"/></text:p>
      <text:p text:style-name="P26">Consider identifying a "Git champion" within each of the four teams who can serve as a local point of contact for questions and help facilitate the adoption of the new strategy within their respective teams.</text:p>
      <text:p text:style-name="P82">9. Conclusion</text:p>
      <text:h text:style-name="P83" text:outline-level="2">9. Conclusion:</text:h>
      <text:p text:style-name="P32" loext:marker-style-name="T7"><text:span text:style-name="T7">The adoption of the GitLab Flow branching strategy, as outlined in this report, offers a significant improvement over the current single main branch approach. By implementing dedicated environment branches (develop, staging, production), the project will benefit from enhanced stability in the STG and PROD environments, aligning with the user's key requirement. The use of team-specific feature branches off the develop branch will foster greater team independence and reduce the likelihood of code conflicts, addressing another critical need. The integration with Azure DevOps Pipelines will enable automation of the build, test, and deployment processes, supporting the project's agile nature and facilitating the possibility of daily deployments to the DEV environment. The defined workflows for feature development, bug fixes, and hotfixes provide a robust and structured approach to managing code changes throughout the software development lifecycle.</text:span><text:span text:style-name="T7"/></text:p>
      <text:p text:style-name="P84" loext:marker-style-name="T7"><text:span text:style-name="T7">Implementing this strategy is expected to yield several key benefits, including improved team autonomy, increased stability in critical environments, enhanced agility, and a more scalable and maintainable Git workflow for the project. The next steps for successful implementation involve scheduling comprehensive training sessions for all development teams, configuring the necessary branches and branch policies within the Azure DevOps repository, setting up the automated CI/CD pipelines for each environment, and continuously monitoring the adoption of the new strategy, gathering feedback from the teams, and being prepared to iterate and make adjustments as needed to optimize the process for the specific needs of the project and the four independent teams.</text:span><text:span text:style-name="T7"/></text:p>
      <text:p text:style-name="P85">References</text:p>
      <text:h text:style-name="P86" text:outline-level="2">References</text:h>
      <text:list text:style-name="WWNum1">
        <text:list-item>
          <text:p text:style-name="P87"><text:span text:style-name="T17">Choosing the Right Git Branching Strategy: A Comparative Analysis | by Sreekanth Thummala | Medium, accessed March 27, 2025, </text:span><text:a xlink:type="simple" xlink:href="https://medium.com/@sreekanth.thummala/choosing-the-right-git-branching-strategy-a-comparative-analysis-f5e635443423" text:style-name="ListLabel_20_217" text:visited-style-name="ListLabel_20_217"><text:span text:style-name="T18">https://medium.com/@sreekanth.thummala/choosing-the-right-git-branching-strategy-a-comparative-analysis-f5e635443423</text:span></text:a></text:p>
        </text:list-item>
        <text:list-item>
          <text:p text:style-name="P87"><text:span text:style-name="T17">Advantages and disadvantages of the GitHub Flow strategy - AWS Prescriptive Guidance, accessed March 27, 2025, </text:span><text:a xlink:type="simple" xlink:href="https://docs.aws.amazon.com/prescriptive-guidance/latest/choosing-git-branch-approach/advantages-and-disadvantages-of-the-git-hub-flow-strategy.html" text:style-name="ListLabel_20_217" text:visited-style-name="ListLabel_20_217"><text:span text:style-name="T18">https://docs.aws.amazon.com/prescriptive-guidance/latest/choosing-git-branch-approach/advantages-and-disadvantages-of-the-git-hub-flow-strategy.html</text:span></text:a></text:p>
        </text:list-item>
        <text:list-item>
          <text:p text:style-name="P87"><text:span text:style-name="T17">Top 4 Branching Strategies and Their Comparison: A Guide with Recommendations | by Nova Novriansyah | NovAI- Agile &amp; DevOPS 101 | Medium, accessed March 27, 2025, </text:span><text:a xlink:type="simple" xlink:href="https://medium.com/novai-devops-101/top-4-branching-strategies-and-their-comparison-a-guide-with-recommendations-21071e1c472a" text:style-name="ListLabel_20_217" text:visited-style-name="ListLabel_20_217"><text:span text:style-name="T18">https://medium.com/novai-devops-101/top-4-branching-strategies-and-their-comparison-a-guide-with-recommendations-21071e1c472a</text:span></text:a></text:p>
        </text:list-item>
        <text:list-item>
          <text:p text:style-name="P87"><text:span text:style-name="T17">Top Git branching strategies 2024 - Graphite, accessed March 27, 2025, </text:span><text:a xlink:type="simple" xlink:href="https://graphite.dev/guides/git-branching-strategies" text:style-name="ListLabel_20_217" text:visited-style-name="ListLabel_20_217"><text:span text:style-name="T18">https://graphite.dev/guides/git-branching-strategies</text:span></text:a></text:p>
        </text:list-item>
        <text:list-item>
          <text:p text:style-name="P87"><text:span text:style-name="T17">What is the best Git branch strategy? | Git Best Practices - GitKraken, accessed March 27, 2025, </text:span><text:a xlink:type="simple" xlink:href="https://www.gitkraken.com/learn/git/best-practices/git-branch-strategy" text:style-name="ListLabel_20_217" text:visited-style-name="ListLabel_20_217"><text:span text:style-name="T18">https://www.gitkraken.com/learn/git/best-practices/git-branch-strategy</text:span></text:a></text:p>
        </text:list-item>
        <text:list-item>
          <text:p text:style-name="P87"><text:span text:style-name="T17">Advantages and disadvantages of the Gitflow strategy - AWS Prescriptive Guidance, accessed March 27, 2025, </text:span><text:a xlink:type="simple" xlink:href="https://docs.aws.amazon.com/prescriptive-guidance/latest/choosing-git-branch-approach/advantages-and-disadvantages-of-the-gitflow-strategy.html" text:style-name="ListLabel_20_217" text:visited-style-name="ListLabel_20_217"><text:span text:style-name="T18">https://docs.aws.amazon.com/prescriptive-guidance/latest/choosing-git-branch-approach/advantages-and-disadvantages-of-the-gitflow-strategy.html</text:span></text:a></text:p>
        </text:list-item>
        <text:list-item>
          <text:p text:style-name="P87"><text:span text:style-name="T17">Github Flow vs. Git Flow: What's the Difference? - Harness, accessed March 27, 2025, </text:span><text:a xlink:type="simple" xlink:href="https://www.harness.io/blog/github-flow-vs-git-flow-whats-the-difference" text:style-name="ListLabel_20_217" text:visited-style-name="ListLabel_20_217"><text:span text:style-name="T18">https://www.harness.io/blog/github-flow-vs-git-flow-whats-the-difference</text:span></text:a></text:p>
        </text:list-item>
        <text:list-item>
          <text:p text:style-name="P87"><text:span text:style-name="T17">From Novice to Pro: Understanding Git Branching Strategies - Blog - GitProtect.io, accessed March 27, 2025, </text:span><text:a xlink:type="simple" xlink:href="https://gitprotect.io/blog/from-novice-to-pro-understanding-git-branching-strategies/" text:style-name="ListLabel_20_217" text:visited-style-name="ListLabel_20_217"><text:span text:style-name="T18">https://gitprotect.io/blog/from-novice-to-pro-understanding-git-branching-strategies/</text:span></text:a></text:p>
        </text:list-item>
        <text:list-item>
          <text:p text:style-name="P87"><text:span text:style-name="T17">A Branching Strategy for Multiple Teams Working on a Single Repo | by Alan Hayes, accessed March 27, 2025, </text:span><text:a xlink:type="simple" xlink:href="https://alan-hayes.medium.com/a-branching-strategy-for-multiple-teams-working-on-a-single-repo-9d79c9ff62c" text:style-name="ListLabel_20_217" text:visited-style-name="ListLabel_20_217"><text:span text:style-name="T18">https://alan-hayes.medium.com/a-branching-strategy-for-multiple-teams-working-on-a-single-repo-9d79c9ff62c</text:span></text:a></text:p>
        </text:list-item>
        <text:list-item>
          <text:p text:style-name="P87"><text:span text:style-name="T17">Git Flow vs Github Flow - GeeksforGeeks, accessed March 27, 2025, </text:span><text:a xlink:type="simple" xlink:href="https://www.geeksforgeeks.org/git-flow-vs-github-flow/" text:style-name="ListLabel_20_217" text:visited-style-name="ListLabel_20_217"><text:span text:style-name="T18">https://www.geeksforgeeks.org/git-flow-vs-github-flow/</text:span></text:a></text:p>
        </text:list-item>
        <text:list-item>
          <text:p text:style-name="P87"><text:span text:style-name="T17">What is GitLab Flow?, accessed March 27, 2025, </text:span><text:a xlink:type="simple" xlink:href="https://about.gitlab.com/topics/version-control/what-is-gitlab-flow/" text:style-name="ListLabel_20_217" text:visited-style-name="ListLabel_20_217"><text:span text:style-name="T18">https://about.gitlab.com/topics/version-control/what-is-gitlab-flow/</text:span></text:a></text:p>
        </text:list-item>
        <text:list-item>
          <text:p text:style-name="P87"><text:span text:style-name="T17">doc/workflow/gitlab_flow.md · 0fdb03ee16f0ccd7f122a4f0af23ee628d1de3c9, accessed March 27, 2025, </text:span><text:a xlink:type="simple" xlink:href="https://gitlab.com/gitlab-org/gitlab-foss/-/blob/0fdb03ee16f0ccd7f122a4f0af23ee628d1de3c9/doc/workflow/gitlab_flow.md" text:style-name="ListLabel_20_217" text:visited-style-name="ListLabel_20_217"><text:span text:style-name="T18">https://gitlab.com/gitlab-org/gitlab-foss/-/blob/0fdb03ee16f0ccd7f122a4f0af23ee628d1de3c9/doc/workflow/gitlab_flow.md</text:span></text:a></text:p>
        </text:list-item>
        <text:list-item>
          <text:p text:style-name="P87"><text:span text:style-name="T17">Git branching strategies - Ethisys, accessed March 27, 2025, </text:span><text:a xlink:type="simple" xlink:href="https://ethisys.co.uk/2024/11/01/git-branching-strategies/" text:style-name="ListLabel_20_217" text:visited-style-name="ListLabel_20_217"><text:span text:style-name="T18">https://ethisys.co.uk/2024/11/01/git-branching-strategies/</text:span></text:a></text:p>
        </text:list-item>
        <text:list-item>
          <text:p text:style-name="P87"><text:span text:style-name="T17">Git Branching Strategies: GitFlow, Github Flow, Trunk Based... - AB Tasty, accessed March 27, 2025, </text:span><text:a xlink:type="simple" xlink:href="https://www.abtasty.com/blog/git-branching-strategies/" text:style-name="ListLabel_20_217" text:visited-style-name="ListLabel_20_217"><text:span text:style-name="T18">https://www.abtasty.com/blog/git-branching-strategies/</text:span></text:a></text:p>
        </text:list-item>
        <text:list-item>
          <text:p text:style-name="P87"><text:span text:style-name="T17">DevOps Branching Strategies Explained – BMC Software | Blogs, accessed March 27, 2025, </text:span><text:a xlink:type="simple" xlink:href="https://www.bmc.com/blogs/devops-branching-strategies/" text:style-name="ListLabel_20_217" text:visited-style-name="ListLabel_20_217"><text:span text:style-name="T18">https://www.bmc.com/blogs/devops-branching-strategies/</text:span></text:a></text:p>
        </text:list-item>
        <text:list-item>
          <text:p text:style-name="P87"><text:span text:style-name="T17">Git Workflow | Atlassian Git Tutorial, accessed March 27, 2025, </text:span><text:a xlink:type="simple" xlink:href="https://www.atlassian.com/git/tutorials/comparing-workflows" text:style-name="ListLabel_20_217" text:visited-style-name="ListLabel_20_217"><text:span text:style-name="T18">https://www.atlassian.com/git/tutorials/comparing-workflows</text:span></text:a></text:p>
        </text:list-item>
        <text:list-item>
          <text:p text:style-name="P87"><text:soft-page-break/><text:span text:style-name="T17">Monorepo: Successful Team Collaboration? Explore the Pros and Cons - YouTube, accessed March 27, 2025, </text:span><text:a xlink:type="simple" xlink:href="https://www.youtube.com/watch?v=Zk5lmZBbqdo" text:style-name="ListLabel_20_217" text:visited-style-name="ListLabel_20_217"><text:span text:style-name="T18">https://www.youtube.com/watch?v=Zk5lmZBbqdo</text:span></text:a></text:p>
        </text:list-item>
        <text:list-item>
          <text:p text:style-name="P87"><text:span text:style-name="T17">Monorepo vs. multi-repo: Different strategies for organizing repositories - Thoughtworks, accessed March 27, 2025, </text:span><text:a xlink:type="simple" xlink:href="https://www.thoughtworks.com/en-us/insights/blog/agile-engineering-practices/monorepo-vs-multirepo" text:style-name="ListLabel_20_217" text:visited-style-name="ListLabel_20_217"><text:span text:style-name="T18">https://www.thoughtworks.com/en-us/insights/blog/agile-engineering-practices/monorepo-vs-multirepo</text:span></text:a></text:p>
        </text:list-item>
        <text:list-item>
          <text:p text:style-name="P87"><text:span text:style-name="T17">Benefits and challenges of monorepo development practices - CircleCI, accessed March 27, 2025, </text:span><text:a xlink:type="simple" xlink:href="https://circleci.com/blog/monorepo-dev-practices/" text:style-name="ListLabel_20_217" text:visited-style-name="ListLabel_20_217"><text:span text:style-name="T18">https://circleci.com/blog/monorepo-dev-practices/</text:span></text:a></text:p>
        </text:list-item>
        <text:list-item>
          <text:p text:style-name="P87"><text:span text:style-name="T17">Branching strategy for multiple team working on same repository, accessed March 27, 2025, </text:span><text:a xlink:type="simple" xlink:href="https://softwareengineering.stackexchange.com/questions/444491/branching-strategy-for-multiple-team-working-on-same-repository" text:style-name="ListLabel_20_217" text:visited-style-name="ListLabel_20_217"><text:span text:style-name="T18">https://softwareengineering.stackexchange.com/questions/444491/branching-strategy-for-multiple-team-working-on-same-repository</text:span></text:a></text:p>
        </text:list-item>
        <text:list-item>
          <text:p text:style-name="P87"><text:span text:style-name="T17">Best Practices for Azure DevOps Git Workflow &amp; Branching Strategy - YouTube, accessed March 27, 2025, </text:span><text:a xlink:type="simple" xlink:href="https://www.youtube.com/watch?v=1FmRe5Ha70s" text:style-name="ListLabel_20_217" text:visited-style-name="ListLabel_20_217"><text:span text:style-name="T18">https://www.youtube.com/watch?v=1FmRe5Ha70s</text:span></text:a></text:p>
        </text:list-item>
        <text:list-item>
          <text:p text:style-name="P87"><text:span text:style-name="T17">The Basics of a Release Branching Strategy - Harness, accessed March 27, 2025, </text:span><text:a xlink:type="simple" xlink:href="https://www.harness.io/blog/the-basics-of-release-branching" text:style-name="ListLabel_20_217" text:visited-style-name="ListLabel_20_217"><text:span text:style-name="T18">https://www.harness.io/blog/the-basics-of-release-branching</text:span></text:a></text:p>
        </text:list-item>
        <text:list-item>
          <text:p text:style-name="P87"><text:span text:style-name="T17">Understanding the Feature Branching Strategy in Git - Split Software, accessed March 27, 2025, </text:span><text:a xlink:type="simple" xlink:href="https://www.split.io/blog/understanding-the-feature-branching-strategy-in-git/" text:style-name="ListLabel_20_217" text:visited-style-name="ListLabel_20_217"><text:span text:style-name="T18">https://www.split.io/blog/understanding-the-feature-branching-strategy-in-git/</text:span></text:a></text:p>
        </text:list-item>
        <text:list-item>
          <text:p text:style-name="P87"><text:span text:style-name="T17">Adopt a Git branching strategy - Azure Repos - Learn Microsoft, accessed March 27, 2025, </text:span><text:a xlink:type="simple" xlink:href="https://learn.microsoft.com/en-us/azure/devops/repos/git/git-branching-guidance?view=azure-devops" text:style-name="ListLabel_20_217" text:visited-style-name="ListLabel_20_217"><text:span text:style-name="T18">https://learn.microsoft.com/en-us/azure/devops/repos/git/git-branching-guidance?view=azure-devops</text:span></text:a></text:p>
        </text:list-item>
        <text:list-item>
          <text:p text:style-name="P87"><text:span text:style-name="T17">Git Branching Strategy for Feature Development and Production - DILIP KUMAR SHARMA, accessed March 27, 2025, </text:span><text:a xlink:type="simple" xlink:href="https://dilipcoder.medium.com/git-branching-strategy-for-feature-development-and-production-e338f38eecd3" text:style-name="ListLabel_20_217" text:visited-style-name="ListLabel_20_217"><text:span text:style-name="T18">https://dilipcoder.medium.com/git-branching-strategy-for-feature-development-and-production-e338f38eecd3</text:span></text:a></text:p>
        </text:list-item>
        <text:list-item>
          <text:p text:style-name="P87"><text:span text:style-name="T17">Monorepo Branching Strategies for Team Success | by Lakshmikanth Vallampati | Medium, accessed March 27, 2025, </text:span><text:a xlink:type="simple" xlink:href="https://medium.com/@kanth.vallampati/monorepo-branching-strategies-for-team-success-bdb0f69936d3" text:style-name="ListLabel_20_217" text:visited-style-name="ListLabel_20_217"><text:span text:style-name="T18">https://medium.com/@kanth.vallampati/monorepo-branching-strategies-for-team-success-bdb0f69936d3</text:span></text:a></text:p>
        </text:list-item>
        <text:list-item>
          <text:p text:style-name="P87"><text:span text:style-name="T17">Release Strategies x Git Branching | by Navindu Jayatilake | Insights by Insighture | Medium, accessed March 27, 2025, </text:span><text:a xlink:type="simple" xlink:href="https://medium.com/insights-by-insighture/release-strategies-x-git-branching-aab862a0c132" text:style-name="ListLabel_20_217" text:visited-style-name="ListLabel_20_217"><text:span text:style-name="T18">https://medium.com/insights-by-insighture/release-strategies-x-git-branching-aab862a0c132</text:span></text:a></text:p>
        </text:list-item>
        <text:list-item>
          <text:p text:style-name="P87"><text:span text:style-name="T17">Git workflow strategies: Multiple teams in a single repository - LogRocket Blog, accessed March 27, 2025, </text:span><text:a xlink:type="simple" xlink:href="https://blog.logrocket.com/git-workflow-strategies-multiple-teams-single-repository/" text:style-name="ListLabel_20_217" text:visited-style-name="ListLabel_20_217"><text:span text:style-name="T18">https://blog.logrocket.com/git-workflow-strategies-multiple-teams-single-repository/</text:span></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oogle Sans" svg:font-family="'Google Sans'" style:font-family-generic="roman"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Google Sans1" svg:font-family="'Google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pt" fo:country="PT"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pt" fo:country="PT"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text-align="start" style:justify-single-word="false" fo:orphans="0" fo:widows="0" style:writing-mode="lr-tb"/>
    </style:style>
    <style:style style:name="Heading_20_1" style:display-name="Heading 1" style:family="paragraph" style:parent-style-name="normal" style:next-style-name="normal" style:default-outline-level="1" style:list-style-name="" style:class="chapter">
      <loext:graphic-properties draw:fill="none" draw:fill-color="#ffffff"/>
      <style:paragraph-properties fo:margin-top="0.423cm" fo:margin-bottom="0.423cm" style:contextual-spacing="false" fo:line-height="100%" fo:background-color="transparent" fo:padding="0cm" fo:border="none" style:shadow="none" style:join-border="false"/>
      <style:text-properties fo:font-size="24pt" fo:language="en" fo:country="US" fo:font-style="normal" fo:font-weight="bold" style:font-size-asian="24pt" style:font-style-asian="normal" style:font-weight-asian="bold" style:font-size-complex="24pt"/>
    </style:style>
    <style:style style:name="Heading_20_2" style:display-name="Heading 2" style:family="paragraph" style:parent-style-name="normal" style:next-style-name="normal" style:default-outline-level="2" style:list-style-name="" style:class="chapter">
      <loext:graphic-properties draw:fill="none" draw:fill-color="#ffffff"/>
      <style:paragraph-properties fo:margin-top="0.397cm" fo:margin-bottom="0.397cm" style:contextual-spacing="false" fo:line-height="100%" fo:background-color="transparent" fo:padding="0cm" fo:border="none" style:shadow="none" style:join-border="false"/>
      <style:text-properties fo:font-size="18pt" fo:language="en" fo:country="US" fo:font-style="normal" fo:font-weight="bold" style:font-size-asian="18pt" style:font-style-asian="normal" style:font-weight-asian="bold" style:font-size-complex="18pt"/>
    </style:style>
    <style:style style:name="Heading_20_3" style:display-name="Heading 3" style:family="paragraph" style:parent-style-name="normal" style:next-style-name="normal" style:class="chapter">
      <loext:graphic-properties draw:fill="none" draw:fill-color="#ffffff"/>
      <style:paragraph-properties fo:margin-top="0.423cm" fo:margin-bottom="0.423cm" style:contextual-spacing="false" fo:line-height="100%" fo:background-color="transparent" fo:padding="0cm" fo:border="none" style:shadow="none" style:join-border="fals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normal" style:class="chapter">
      <loext:graphic-properties draw:fill="none" draw:fill-color="#ffffff"/>
      <style:paragraph-properties fo:margin-top="0.45cm" fo:margin-bottom="0.45cm" style:contextual-spacing="false" fo:line-height="100%" fo:background-color="transparent" fo:padding="0cm" fo:border="none" style:shadow="none" style:join-border="fals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normal" style:class="chapter">
      <loext:graphic-properties draw:fill="none" draw:fill-color="#ffffff"/>
      <style:paragraph-properties fo:margin-top="0.45cm" fo:margin-bottom="0.45cm" style:contextual-spacing="false" fo:line-height="100%" fo:background-color="transparent" fo:padding="0cm" fo:border="none" style:shadow="none" style:join-border="fals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normal" style:class="chapter">
      <loext:graphic-properties draw:fill="none" draw:fill-color="#ffffff"/>
      <style:paragraph-properties fo:margin-top="0.635cm" fo:margin-bottom="0.635cm" style:contextual-spacing="false" fo:line-height="100%" fo:background-color="transparent" fo:padding="0cm" fo:border="none" style:shadow="none" style:join-border="false"/>
      <style:text-properties fo:font-size="8pt" fo:font-style="normal" fo:font-weight="bold" style:font-size-asian="8pt" style:font-style-asian="normal" style:font-weight-asian="bold" style:font-size-complex="8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0000ee" loext:opacity="100%"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058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82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1.535cm"/>
        </style:list-level-properties>
      </text:list-level-style-bullet>
      <text:list-level-style-number text:level="3" text:style-name="ListLabel_20_21" loext:num-list-format="%3%." style:num-suffix="." style:num-format="1">
        <style:list-level-properties text:list-level-position-and-space-mode="label-alignment">
          <style:list-level-label-alignment text:label-followed-by="listtab" fo:text-indent="-0.635cm" fo:margin-left="2.275cm"/>
        </style:list-level-properties>
      </text:list-level-style-number>
      <text:list-level-style-bullet text:level="4" text:style-name="ListLabel_20_22" loext:num-list-format="■" style:num-suffix="■" text:bullet-char="■">
        <style:list-level-properties text:list-level-position-and-space-mode="label-alignment">
          <style:list-level-label-alignment text:label-followed-by="listtab" fo:text-indent="-0.635cm" fo:margin-left="2.99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0.82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1.535cm"/>
        </style:list-level-properties>
      </text:list-level-style-bullet>
      <text:list-level-style-number text:level="3" text:style-name="ListLabel_20_30" loext:num-list-format="%3%." style:num-suffix="." style:num-format="1">
        <style:list-level-properties text:list-level-position-and-space-mode="label-alignment">
          <style:list-level-label-alignment text:label-followed-by="listtab" fo:text-indent="-0.635cm" fo:margin-left="2.275cm"/>
        </style:list-level-properties>
      </text:list-level-style-number>
      <text:list-level-style-bullet text:level="4" text:style-name="ListLabel_20_31" loext:num-list-format="■" style:num-suffix="■" text:bullet-char="■">
        <style:list-level-properties text:list-level-position-and-space-mode="label-alignment">
          <style:list-level-label-alignment text:label-followed-by="listtab" fo:text-indent="-0.635cm" fo:margin-left="2.99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2">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82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82cm"/>
        </style:list-level-properties>
      </text:list-level-style-bullet>
      <text:list-level-style-number text:level="2" text:style-name="ListLabel_20_83" loext:num-list-format="%2%." style:num-suffix="." style:num-format="1">
        <style:list-level-properties text:list-level-position-and-space-mode="label-alignment">
          <style:list-level-label-alignment text:label-followed-by="listtab" fo:text-indent="-0.635cm" fo:margin-left="1.561cm"/>
        </style:list-level-properties>
      </text:list-level-style-number>
      <text:list-level-style-bullet text:level="3" text:style-name="ListLabel_20_84" loext:num-list-format="■" style:num-suffix="■" text:bullet-char="■">
        <style:list-level-properties text:list-level-position-and-space-mode="label-alignment">
          <style:list-level-label-alignment text:label-followed-by="listtab" fo:text-indent="-0.635cm" fo:margin-left="2.275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2.99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82cm"/>
        </style:list-level-properties>
      </text:list-level-style-bullet>
      <text:list-level-style-number text:level="2" text:style-name="ListLabel_20_92" loext:num-list-format="%2%." style:num-suffix="." style:num-format="1">
        <style:list-level-properties text:list-level-position-and-space-mode="label-alignment">
          <style:list-level-label-alignment text:label-followed-by="listtab" fo:text-indent="-0.635cm" fo:margin-left="1.561cm"/>
        </style:list-level-properties>
      </text:list-level-style-number>
      <text:list-level-style-bullet text:level="3" text:style-name="ListLabel_20_93" loext:num-list-format="■" style:num-suffix="■" text:bullet-char="■">
        <style:list-level-properties text:list-level-position-and-space-mode="label-alignment">
          <style:list-level-label-alignment text:label-followed-by="listtab" fo:text-indent="-0.635cm" fo:margin-left="2.275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2.99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0.82cm"/>
        </style:list-level-properties>
      </text:list-level-style-bullet>
      <text:list-level-style-number text:level="2" text:style-name="ListLabel_20_101" loext:num-list-format="%2%." style:num-suffix="." style:num-format="1">
        <style:list-level-properties text:list-level-position-and-space-mode="label-alignment">
          <style:list-level-label-alignment text:label-followed-by="listtab" fo:text-indent="-0.635cm" fo:margin-left="1.561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635cm" fo:margin-left="2.275cm"/>
        </style:list-level-properties>
      </text:list-level-style-number>
      <text:list-level-style-bullet text:level="4" text:style-name="ListLabel_20_103" loext:num-list-format="■" style:num-suffix="■" text:bullet-char="■">
        <style:list-level-properties text:list-level-position-and-space-mode="label-alignment">
          <style:list-level-label-alignment text:label-followed-by="listtab" fo:text-indent="-0.635cm" fo:margin-left="2.99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82cm"/>
        </style:list-level-properties>
      </text:list-level-style-bullet>
      <text:list-level-style-number text:level="2" text:style-name="ListLabel_20_110" loext:num-list-format="%2%." style:num-suffix="." style:num-format="1">
        <style:list-level-properties text:list-level-position-and-space-mode="label-alignment">
          <style:list-level-label-alignment text:label-followed-by="listtab" fo:text-indent="-0.635cm" fo:margin-left="1.561cm"/>
        </style:list-level-properties>
      </text:list-level-style-number>
      <text:list-level-style-bullet text:level="3" text:style-name="ListLabel_20_111" loext:num-list-format="■" style:num-suffix="■" text:bullet-char="■">
        <style:list-level-properties text:list-level-position-and-space-mode="label-alignment">
          <style:list-level-label-alignment text:label-followed-by="listtab" fo:text-indent="-0.635cm" fo:margin-left="2.275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2.99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82cm"/>
        </style:list-level-properties>
      </text:list-level-style-bullet>
      <text:list-level-style-number text:level="2" text:style-name="ListLabel_20_119" loext:num-list-format="%2%." style:num-suffix="." style:num-format="1">
        <style:list-level-properties text:list-level-position-and-space-mode="label-alignment">
          <style:list-level-label-alignment text:label-followed-by="listtab" fo:text-indent="-0.635cm" fo:margin-left="1.561cm"/>
        </style:list-level-properties>
      </text:list-level-style-number>
      <text:list-level-style-bullet text:level="3" text:style-name="ListLabel_20_120" loext:num-list-format="■" style:num-suffix="■" text:bullet-char="■">
        <style:list-level-properties text:list-level-position-and-space-mode="label-alignment">
          <style:list-level-label-alignment text:label-followed-by="listtab" fo:text-indent="-0.635cm" fo:margin-left="2.275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2.99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82cm"/>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635cm" fo:margin-left="1.535cm"/>
        </style:list-level-properties>
      </text:list-level-style-bullet>
      <text:list-level-style-number text:level="3" text:style-name="ListLabel_20_156" loext:num-list-format="%3%." style:num-suffix="." style:num-format="1">
        <style:list-level-properties text:list-level-position-and-space-mode="label-alignment">
          <style:list-level-label-alignment text:label-followed-by="listtab" fo:text-indent="-0.635cm" fo:margin-left="2.275cm"/>
        </style:list-level-properties>
      </text:list-level-style-number>
      <text:list-level-style-bullet text:level="4" text:style-name="ListLabel_20_157" loext:num-list-format="■" style:num-suffix="■" text:bullet-char="■">
        <style:list-level-properties text:list-level-position-and-space-mode="label-alignment">
          <style:list-level-label-alignment text:label-followed-by="listtab" fo:text-indent="-0.635cm" fo:margin-left="2.99cm"/>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82cm"/>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fo:text-align="end">
          <style:list-level-label-alignment text:label-followed-by="listtab" fo:text-indent="-0.635cm" fo:margin-left="0.82cm"/>
        </style:list-level-properties>
      </text:list-level-style-number>
      <text:list-level-style-number text:level="2" text:style-name="ListLabel_20_17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7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7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7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0.82cm"/>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1.535cm"/>
        </style:list-level-properties>
      </text:list-level-style-bullet>
      <text:list-level-style-number text:level="3" text:style-name="ListLabel_20_183" loext:num-list-format="%3%." style:num-suffix="." style:num-format="1">
        <style:list-level-properties text:list-level-position-and-space-mode="label-alignment">
          <style:list-level-label-alignment text:label-followed-by="listtab" fo:text-indent="-0.635cm" fo:margin-left="2.275cm"/>
        </style:list-level-properties>
      </text:list-level-style-number>
      <text:list-level-style-bullet text:level="4" text:style-name="ListLabel_20_184" loext:num-list-format="■" style:num-suffix="■" text:bullet-char="■">
        <style:list-level-properties text:list-level-position-and-space-mode="label-alignment">
          <style:list-level-label-alignment text:label-followed-by="listtab" fo:text-indent="-0.635cm" fo:margin-left="2.99cm"/>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82cm"/>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0.82cm"/>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635cm" fo:margin-left="1.535cm"/>
        </style:list-level-properties>
      </text:list-level-style-bullet>
      <text:list-level-style-number text:level="3" text:style-name="ListLabel_20_201" loext:num-list-format="%3%." style:num-suffix="." style:num-format="1">
        <style:list-level-properties text:list-level-position-and-space-mode="label-alignment">
          <style:list-level-label-alignment text:label-followed-by="listtab" fo:text-indent="-0.635cm" fo:margin-left="2.275cm"/>
        </style:list-level-properties>
      </text:list-level-style-number>
      <text:list-level-style-bullet text:level="4" text:style-name="ListLabel_20_202" loext:num-list-format="■" style:num-suffix="■" text:bullet-char="■">
        <style:list-level-properties text:list-level-position-and-space-mode="label-alignment">
          <style:list-level-label-alignment text:label-followed-by="listtab" fo:text-indent="-0.635cm" fo:margin-left="2.99cm"/>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82cm"/>
        </style:list-level-properties>
      </text:list-level-style-bullet>
      <text:list-level-style-number text:level="2" text:style-name="ListLabel_20_209" loext:num-list-format="%2%." style:num-suffix="." style:num-format="1">
        <style:list-level-properties text:list-level-position-and-space-mode="label-alignment">
          <style:list-level-label-alignment text:label-followed-by="listtab" fo:text-indent="-0.635cm" fo:margin-left="1.561cm"/>
        </style:list-level-properties>
      </text:list-level-style-number>
      <text:list-level-style-bullet text:level="3" text:style-name="ListLabel_20_210" loext:num-list-format="■" style:num-suffix="■" text:bullet-char="■">
        <style:list-level-properties text:list-level-position-and-space-mode="label-alignment">
          <style:list-level-label-alignment text:label-followed-by="listtab" fo:text-indent="-0.635cm" fo:margin-left="2.275cm"/>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2.99cm"/>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style:master-page style:name="Converted2" style:page-layout-name="Mpm1" draw:style-name="Mdp1"/>
    <style:master-page style:name="Converted3" style:page-layout-name="Mpm1" draw:style-name="Mdp1"/>
    <style:master-page style:name="Converted4" style:page-layout-name="Mpm1" draw:style-name="Mdp1"/>
    <style:master-page style:name="Converted5" style:page-layout-name="Mpm1" draw:style-name="Mdp1"/>
    <style:master-page style:name="Converted6" style:page-layout-name="Mpm1" draw:style-name="Mdp1"/>
    <style:master-page style:name="Converted7" style:page-layout-name="Mpm1" draw:style-name="Mdp1"/>
    <style:master-page style:name="Converted8" style:page-layout-name="Mpm1" draw:style-name="Mdp1"/>
    <style:master-page style:name="Converted9" style:page-layout-name="Mpm1" draw:style-name="Mdp1"/>
    <style:master-page style:name="Converted10" style:page-layout-name="Mpm1" draw:style-name="Mdp1"/>
    <style:master-page style:name="Converted11" style:page-layout-name="Mpm1" draw:style-name="Mdp1"/>
    <style:master-page style:name="Converted12" style:page-layout-name="Mpm1" draw:style-name="Mdp1"/>
    <style:master-page style:name="Converted13" style:page-layout-name="Mpm1" draw:style-name="Mdp1"/>
    <style:master-page style:name="Converted14" style:page-layout-name="Mpm1" draw:style-name="Mdp1"/>
    <style:master-page style:name="Converted15" style:page-layout-name="Mpm1" draw:style-name="Mdp1"/>
    <style:master-page style:name="Converted16" style:page-layout-name="Mpm1" draw:style-name="Mdp1"/>
    <style:master-page style:name="Converted17" style:page-layout-name="Mpm1" draw:style-name="Mdp1"/>
    <style:master-page style:name="Converted18" style:page-layout-name="Mpm1" draw:style-name="Mdp1"/>
    <style:master-page style:name="Converted19" style:page-layout-name="Mpm1" draw:style-name="Mdp1"/>
    <style:master-page style:name="Converted20" style:page-layout-name="Mpm1" draw:style-name="Mdp1"/>
    <style:master-page style:name="Converted21"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2.2$Windows_X86_64 LibreOffice_project/7370d4be9e3cf6031a51beef54ff3bda878e3fac</meta:generator>
    <dc:date>2025-04-08T15:09:57.201840900</dc:date>
    <meta:editing-duration>PT27M47S</meta:editing-duration>
    <meta:editing-cycles>2</meta:editing-cycles>
    <meta:document-statistic meta:table-count="1" meta:image-count="0" meta:object-count="0" meta:page-count="48" meta:paragraph-count="290" meta:word-count="4540" meta:character-count="32370" meta:non-whitespace-character-count="28168"/>
  </office:meta>
</office:document-meta>
</file>